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7.994cm"/>
    </style:style>
    <style:style style:name="co3" style:family="table-column">
      <style:table-column-properties fo:break-before="auto" style:column-width="7.248cm"/>
    </style:style>
    <style:style style:name="co4" style:family="table-column">
      <style:table-column-properties fo:break-before="auto" style:column-width="12.7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ountries-20140629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untries-201406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English Name</text:p>
          </table:table-cell>
          <table:table-cell office:value-type="string" calcext:value-type="string">
            <text:p>French 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formula="of:=CONCATENATE(&quot;INSERT INTO country VALUES ('&quot;;[.A2];&quot;',`&quot;;[.B2];&quot;`);&quot;)" office:value-type="string" office:string-value="INSERT INTO country VALUES ('AD',`Andorra`);" calcext:value-type="string">
            <text:p>INSERT INTO country VALUES ('AD',`Andorr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formula="of:=CONCATENATE(&quot;INSERT INTO country VALUES ('&quot;;[.A3];&quot;',`&quot;;[.B3];&quot;`);&quot;)" office:value-type="string" office:string-value="INSERT INTO country VALUES ('AE',`United Arab Emirates`);" calcext:value-type="string">
            <text:p>INSERT INTO country VALUES ('AE',`United Arab Emirat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ghanistan</text:p>
          </table:table-cell>
          <table:table-cell table:formula="of:=CONCATENATE(&quot;INSERT INTO country VALUES ('&quot;;[.A4];&quot;',`&quot;;[.B4];&quot;`);&quot;)" office:value-type="string" office:string-value="INSERT INTO country VALUES ('AF',`Afghanistan`);" calcext:value-type="string">
            <text:p>INSERT INTO country VALUES ('AF',`Afghani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table:formula="of:=CONCATENATE(&quot;INSERT INTO country VALUES ('&quot;;[.A5];&quot;',`&quot;;[.B5];&quot;`);&quot;)" office:value-type="string" office:string-value="INSERT INTO country VALUES ('AG',`Antigua and Barbuda`);" calcext:value-type="string">
            <text:p>INSERT INTO country VALUES ('AG',`Antigua and Barbu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Anguilla</text:p>
          </table:table-cell>
          <table:table-cell table:formula="of:=CONCATENATE(&quot;INSERT INTO country VALUES ('&quot;;[.A6];&quot;',`&quot;;[.B6];&quot;`);&quot;)" office:value-type="string" office:string-value="INSERT INTO country VALUES ('AI',`Anguilla`);" calcext:value-type="string">
            <text:p>INSERT INTO country VALUES ('AI',`Anguill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formula="of:=CONCATENATE(&quot;INSERT INTO country VALUES ('&quot;;[.A7];&quot;',`&quot;;[.B7];&quot;`);&quot;)" office:value-type="string" office:string-value="INSERT INTO country VALUES ('AL',`Albania`);" calcext:value-type="string">
            <text:p>INSERT INTO country VALUES ('AL',`Alba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formula="of:=CONCATENATE(&quot;INSERT INTO country VALUES ('&quot;;[.A8];&quot;',`&quot;;[.B8];&quot;`);&quot;)" office:value-type="string" office:string-value="INSERT INTO country VALUES ('AM',`Armenia`);" calcext:value-type="string">
            <text:p>INSERT INTO country VALUES ('AM',`Arme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O</text:p>
          </table:table-cell>
          <table:table-cell table:number-columns-repeated="2" office:value-type="string" calcext:value-type="string">
            <text:p>Angola</text:p>
          </table:table-cell>
          <table:table-cell table:formula="of:=CONCATENATE(&quot;INSERT INTO country VALUES ('&quot;;[.A9];&quot;',`&quot;;[.B9];&quot;`);&quot;)" office:value-type="string" office:string-value="INSERT INTO country VALUES ('AO',`Angola`);" calcext:value-type="string">
            <text:p>INSERT INTO country VALUES ('AO',`Angol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que</text:p>
          </table:table-cell>
          <table:table-cell table:formula="of:=CONCATENATE(&quot;INSERT INTO country VALUES ('&quot;;[.A10];&quot;',`&quot;;[.B10];&quot;`);&quot;)" office:value-type="string" office:string-value="INSERT INTO country VALUES ('AQ',`Antarctica`);" calcext:value-type="string">
            <text:p>INSERT INTO country VALUES ('AQ',`Antarctic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formula="of:=CONCATENATE(&quot;INSERT INTO country VALUES ('&quot;;[.A11];&quot;',`&quot;;[.B11];&quot;`);&quot;)" office:value-type="string" office:string-value="INSERT INTO country VALUES ('AR',`Argentina`);" calcext:value-type="string">
            <text:p>INSERT INTO country VALUES ('AR',`Argenti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</text:p>
          </table:table-cell>
          <table:table-cell table:formula="of:=CONCATENATE(&quot;INSERT INTO country VALUES ('&quot;;[.A12];&quot;',`&quot;;[.B12];&quot;`);&quot;)" office:value-type="string" office:string-value="INSERT INTO country VALUES ('AS',`American Samoa`);" calcext:value-type="string">
            <text:p>INSERT INTO country VALUES ('AS',`American Samo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formula="of:=CONCATENATE(&quot;INSERT INTO country VALUES ('&quot;;[.A13];&quot;',`&quot;;[.B13];&quot;`);&quot;)" office:value-type="string" office:string-value="INSERT INTO country VALUES ('AT',`Austria`);" calcext:value-type="string">
            <text:p>INSERT INTO country VALUES ('AT',`Aust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formula="of:=CONCATENATE(&quot;INSERT INTO country VALUES ('&quot;;[.A14];&quot;',`&quot;;[.B14];&quot;`);&quot;)" office:value-type="string" office:string-value="INSERT INTO country VALUES ('AU',`Australia`);" calcext:value-type="string">
            <text:p>INSERT INTO country VALUES ('AU',`Austral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W</text:p>
          </table:table-cell>
          <table:table-cell table:number-columns-repeated="2" office:value-type="string" calcext:value-type="string">
            <text:p>Aruba</text:p>
          </table:table-cell>
          <table:table-cell table:formula="of:=CONCATENATE(&quot;INSERT INTO country VALUES ('&quot;;[.A15];&quot;',`&quot;;[.B15];&quot;`);&quot;)" office:value-type="string" office:string-value="INSERT INTO country VALUES ('AW',`Aruba`);" calcext:value-type="string">
            <text:p>INSERT INTO country VALUES ('AW',`Arub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X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Îles d'Åland</text:p>
          </table:table-cell>
          <table:table-cell table:formula="of:=CONCATENATE(&quot;INSERT INTO country VALUES ('&quot;;[.A16];&quot;',`&quot;;[.B16];&quot;`);&quot;)" office:value-type="string" office:string-value="INSERT INTO country VALUES ('AX',`Åland Islands`);" calcext:value-type="string">
            <text:p>INSERT INTO country VALUES ('AX',`Åland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rbaïdjan</text:p>
          </table:table-cell>
          <table:table-cell table:formula="of:=CONCATENATE(&quot;INSERT INTO country VALUES ('&quot;;[.A17];&quot;',`&quot;;[.B17];&quot;`);&quot;)" office:value-type="string" office:string-value="INSERT INTO country VALUES ('AZ',`Azerbaijan`);" calcext:value-type="string">
            <text:p>INSERT INTO country VALUES ('AZ',`Azerbaij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</text:p>
          </table:table-cell>
          <table:table-cell table:formula="of:=CONCATENATE(&quot;INSERT INTO country VALUES ('&quot;;[.A18];&quot;',`&quot;;[.B18];&quot;`);&quot;)" office:value-type="string" office:string-value="INSERT INTO country VALUES ('BA',`Bosnia and Herzegovina`);" calcext:value-type="string">
            <text:p>INSERT INTO country VALUES ('BA',`Bosnia and Herzegovi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arbade</text:p>
          </table:table-cell>
          <table:table-cell table:formula="of:=CONCATENATE(&quot;INSERT INTO country VALUES ('&quot;;[.A19];&quot;',`&quot;;[.B19];&quot;`);&quot;)" office:value-type="string" office:string-value="INSERT INTO country VALUES ('BB',`Barbados`);" calcext:value-type="string">
            <text:p>INSERT INTO country VALUES ('BB',`Barbado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Bangladesh</text:p>
          </table:table-cell>
          <table:table-cell table:formula="of:=CONCATENATE(&quot;INSERT INTO country VALUES ('&quot;;[.A20];&quot;',`&quot;;[.B20];&quot;`);&quot;)" office:value-type="string" office:string-value="INSERT INTO country VALUES ('BD',`Bangladesh`);" calcext:value-type="string">
            <text:p>INSERT INTO country VALUES ('BD',`Bangladesh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formula="of:=CONCATENATE(&quot;INSERT INTO country VALUES ('&quot;;[.A21];&quot;',`&quot;;[.B21];&quot;`);&quot;)" office:value-type="string" office:string-value="INSERT INTO country VALUES ('BE',`Belgium`);" calcext:value-type="string">
            <text:p>INSERT INTO country VALUES ('BE',`Belgium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Burkina Faso</text:p>
          </table:table-cell>
          <table:table-cell table:formula="of:=CONCATENATE(&quot;INSERT INTO country VALUES ('&quot;;[.A22];&quot;',`&quot;;[.B22];&quot;`);&quot;)" office:value-type="string" office:string-value="INSERT INTO country VALUES ('BF',`Burkina Faso`);" calcext:value-type="string">
            <text:p>INSERT INTO country VALUES ('BF',`Burkina Fas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formula="of:=CONCATENATE(&quot;INSERT INTO country VALUES ('&quot;;[.A23];&quot;',`&quot;;[.B23];&quot;`);&quot;)" office:value-type="string" office:string-value="INSERT INTO country VALUES ('BG',`Bulgaria`);" calcext:value-type="string">
            <text:p>INSERT INTO country VALUES ('BG',`Bulga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table:formula="of:=CONCATENATE(&quot;INSERT INTO country VALUES ('&quot;;[.A24];&quot;',`&quot;;[.B24];&quot;`);&quot;)" office:value-type="string" office:string-value="INSERT INTO country VALUES ('BH',`Bahrain`);" calcext:value-type="string">
            <text:p>INSERT INTO country VALUES ('BH',`Bahrai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urundi</text:p>
          </table:table-cell>
          <table:table-cell table:formula="of:=CONCATENATE(&quot;INSERT INTO country VALUES ('&quot;;[.A25];&quot;',`&quot;;[.B25];&quot;`);&quot;)" office:value-type="string" office:string-value="INSERT INTO country VALUES ('BI',`Burundi`);" calcext:value-type="string">
            <text:p>INSERT INTO country VALUES ('BI',`Burund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formula="of:=CONCATENATE(&quot;INSERT INTO country VALUES ('&quot;;[.A26];&quot;',`&quot;;[.B26];&quot;`);&quot;)" office:value-type="string" office:string-value="INSERT INTO country VALUES ('BJ',`Benin`);" calcext:value-type="string">
            <text:p>INSERT INTO country VALUES ('BJ',`Beni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table:formula="of:=CONCATENATE(&quot;INSERT INTO country VALUES ('&quot;;[.A27];&quot;',`&quot;;[.B27];&quot;`);&quot;)" office:value-type="string" office:string-value="INSERT INTO country VALUES ('BL',`Saint Barthélemy`);" calcext:value-type="string">
            <text:p>INSERT INTO country VALUES ('BL',`Saint Barthélem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rmudes</text:p>
          </table:table-cell>
          <table:table-cell table:formula="of:=CONCATENATE(&quot;INSERT INTO country VALUES ('&quot;;[.A28];&quot;',`&quot;;[.B28];&quot;`);&quot;)" office:value-type="string" office:string-value="INSERT INTO country VALUES ('BM',`Bermuda`);" calcext:value-type="string">
            <text:p>INSERT INTO country VALUES ('BM',`Bermu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runei Darussalam</text:p>
          </table:table-cell>
          <table:table-cell table:formula="of:=CONCATENATE(&quot;INSERT INTO country VALUES ('&quot;;[.A29];&quot;',`&quot;;[.B29];&quot;`);&quot;)" office:value-type="string" office:string-value="INSERT INTO country VALUES ('BN',`Brunei Darussalam`);" calcext:value-type="string">
            <text:p>INSERT INTO country VALUES ('BN',`Brunei Darussalam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formula="of:=CONCATENATE(&quot;INSERT INTO country VALUES ('&quot;;[.A30];&quot;',`&quot;;[.B30];&quot;`);&quot;)" office:value-type="string" office:string-value="INSERT INTO country VALUES ('BO',`Bolivia`);" calcext:value-type="string">
            <text:p>INSERT INTO country VALUES ('BO',`Boliv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Q</text:p>
          </table:table-cell>
          <table:table-cell office:value-type="string" calcext:value-type="string">
            <text:p>Caribbean Netherlands </text:p>
          </table:table-cell>
          <table:table-cell office:value-type="string" calcext:value-type="string">
            <text:p>Pays-Bas caribéens</text:p>
          </table:table-cell>
          <table:table-cell table:formula="of:=CONCATENATE(&quot;INSERT INTO country VALUES ('&quot;;[.A31];&quot;',`&quot;;[.B31];&quot;`);&quot;)" office:value-type="string" office:string-value="INSERT INTO country VALUES ('BQ',`Caribbean Netherlands `);" calcext:value-type="string">
            <text:p>INSERT INTO country VALUES ('BQ',`Caribbean Netherlands 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formula="of:=CONCATENATE(&quot;INSERT INTO country VALUES ('&quot;;[.A32];&quot;',`&quot;;[.B32];&quot;`);&quot;)" office:value-type="string" office:string-value="INSERT INTO country VALUES ('BR',`Brazil`);" calcext:value-type="string">
            <text:p>INSERT INTO country VALUES ('BR',`Brazil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ahamas</text:p>
          </table:table-cell>
          <table:table-cell table:formula="of:=CONCATENATE(&quot;INSERT INTO country VALUES ('&quot;;[.A33];&quot;',`&quot;;[.B33];&quot;`);&quot;)" office:value-type="string" office:string-value="INSERT INTO country VALUES ('BS',`Bahamas`);" calcext:value-type="string">
            <text:p>INSERT INTO country VALUES ('BS',`Bahama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formula="of:=CONCATENATE(&quot;INSERT INTO country VALUES ('&quot;;[.A34];&quot;',`&quot;;[.B34];&quot;`);&quot;)" office:value-type="string" office:string-value="INSERT INTO country VALUES ('BT',`Bhutan`);" calcext:value-type="string">
            <text:p>INSERT INTO country VALUES ('BT',`Bhu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Île Bouvet</text:p>
          </table:table-cell>
          <table:table-cell table:formula="of:=CONCATENATE(&quot;INSERT INTO country VALUES ('&quot;;[.A35];&quot;',`&quot;;[.B35];&quot;`);&quot;)" office:value-type="string" office:string-value="INSERT INTO country VALUES ('BV',`Bouvet Island`);" calcext:value-type="string">
            <text:p>INSERT INTO country VALUES ('BV',`Bouvet Is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W</text:p>
          </table:table-cell>
          <table:table-cell table:number-columns-repeated="2" office:value-type="string" calcext:value-type="string">
            <text:p>Botswana</text:p>
          </table:table-cell>
          <table:table-cell table:formula="of:=CONCATENATE(&quot;INSERT INTO country VALUES ('&quot;;[.A36];&quot;',`&quot;;[.B36];&quot;`);&quot;)" office:value-type="string" office:string-value="INSERT INTO country VALUES ('BW',`Botswana`);" calcext:value-type="string">
            <text:p>INSERT INTO country VALUES ('BW',`Botswa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élarus</text:p>
          </table:table-cell>
          <table:table-cell table:formula="of:=CONCATENATE(&quot;INSERT INTO country VALUES ('&quot;;[.A37];&quot;',`&quot;;[.B37];&quot;`);&quot;)" office:value-type="string" office:string-value="INSERT INTO country VALUES ('BY',`Belarus`);" calcext:value-type="string">
            <text:p>INSERT INTO country VALUES ('BY',`Belaru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Z</text:p>
          </table:table-cell>
          <table:table-cell table:number-columns-repeated="2" office:value-type="string" calcext:value-type="string">
            <text:p>Belize</text:p>
          </table:table-cell>
          <table:table-cell table:formula="of:=CONCATENATE(&quot;INSERT INTO country VALUES ('&quot;;[.A38];&quot;',`&quot;;[.B38];&quot;`);&quot;)" office:value-type="string" office:string-value="INSERT INTO country VALUES ('BZ',`Belize`);" calcext:value-type="string">
            <text:p>INSERT INTO country VALUES ('BZ',`Beliz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nada</text:p>
          </table:table-cell>
          <table:table-cell table:formula="of:=CONCATENATE(&quot;INSERT INTO country VALUES ('&quot;;[.A39];&quot;',`&quot;;[.B39];&quot;`);&quot;)" office:value-type="string" office:string-value="INSERT INTO country VALUES ('CA',`Canada`);" calcext:value-type="string">
            <text:p>INSERT INTO country VALUES ('CA',`Cana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Îles Cocos (Keeling)</text:p>
          </table:table-cell>
          <table:table-cell table:formula="of:=CONCATENATE(&quot;INSERT INTO country VALUES ('&quot;;[.A40];&quot;',`&quot;;[.B40];&quot;`);&quot;)" office:value-type="string" office:string-value="INSERT INTO country VALUES ('CC',`Cocos (Keeling) Islands`);" calcext:value-type="string">
            <text:p>INSERT INTO country VALUES ('CC',`Cocos (Keeling)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ongo, Democratic Republic of</text:p>
          </table:table-cell>
          <table:table-cell office:value-type="string" calcext:value-type="string">
            <text:p>Congo, République démocratique du</text:p>
          </table:table-cell>
          <table:table-cell table:formula="of:=CONCATENATE(&quot;INSERT INTO country VALUES ('&quot;;[.A41];&quot;',`&quot;;[.B41];&quot;`);&quot;)" office:value-type="string" office:string-value="INSERT INTO country VALUES ('CD',`Congo, Democratic Republic of`);" calcext:value-type="string">
            <text:p>INSERT INTO country VALUES ('CD',`Congo, Democratic Republic of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centrafricaine</text:p>
          </table:table-cell>
          <table:table-cell table:formula="of:=CONCATENATE(&quot;INSERT INTO country VALUES ('&quot;;[.A42];&quot;',`&quot;;[.B42];&quot;`);&quot;)" office:value-type="string" office:string-value="INSERT INTO country VALUES ('CF',`Central African Republic`);" calcext:value-type="string">
            <text:p>INSERT INTO country VALUES ('CF',`Central African Republic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G</text:p>
          </table:table-cell>
          <table:table-cell table:number-columns-repeated="2" office:value-type="string" calcext:value-type="string">
            <text:p>Congo</text:p>
          </table:table-cell>
          <table:table-cell table:formula="of:=CONCATENATE(&quot;INSERT INTO country VALUES ('&quot;;[.A43];&quot;',`&quot;;[.B43];&quot;`);&quot;)" office:value-type="string" office:string-value="INSERT INTO country VALUES ('CG',`Congo`);" calcext:value-type="string">
            <text:p>INSERT INTO country VALUES ('CG',`Cong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formula="of:=CONCATENATE(&quot;INSERT INTO country VALUES ('&quot;;[.A44];&quot;',`&quot;;[.B44];&quot;`);&quot;)" office:value-type="string" office:string-value="INSERT INTO country VALUES ('CH',`Switzerland`);" calcext:value-type="string">
            <text:p>INSERT INTO country VALUES ('CH',`Switzer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Côte d'Ivoire</text:p>
          </table:table-cell>
          <table:table-cell table:formula="of:=CONCATENATE(&quot;INSERT INTO country VALUES ('&quot;;[.A45];&quot;',`&quot;;[.B45];&quot;`);&quot;)" office:value-type="string" office:string-value="INSERT INTO country VALUES ('CI',`Côte d'Ivoire`);" calcext:value-type="string">
            <text:p>INSERT INTO country VALUES ('CI',`Côte d'Ivoir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Îles Cook</text:p>
          </table:table-cell>
          <table:table-cell table:formula="of:=CONCATENATE(&quot;INSERT INTO country VALUES ('&quot;;[.A46];&quot;',`&quot;;[.B46];&quot;`);&quot;)" office:value-type="string" office:string-value="INSERT INTO country VALUES ('CK',`Cook Islands`);" calcext:value-type="string">
            <text:p>INSERT INTO country VALUES ('CK',`Cook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formula="of:=CONCATENATE(&quot;INSERT INTO country VALUES ('&quot;;[.A47];&quot;',`&quot;;[.B47];&quot;`);&quot;)" office:value-type="string" office:string-value="INSERT INTO country VALUES ('CL',`Chile`);" calcext:value-type="string">
            <text:p>INSERT INTO country VALUES ('CL',`Chil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formula="of:=CONCATENATE(&quot;INSERT INTO country VALUES ('&quot;;[.A48];&quot;',`&quot;;[.B48];&quot;`);&quot;)" office:value-type="string" office:string-value="INSERT INTO country VALUES ('CM',`Cameroon`);" calcext:value-type="string">
            <text:p>INSERT INTO country VALUES ('CM',`Camero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formula="of:=CONCATENATE(&quot;INSERT INTO country VALUES ('&quot;;[.A49];&quot;',`&quot;;[.B49];&quot;`);&quot;)" office:value-type="string" office:string-value="INSERT INTO country VALUES ('CN',`China`);" calcext:value-type="string">
            <text:p>INSERT INTO country VALUES ('CN',`Chi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formula="of:=CONCATENATE(&quot;INSERT INTO country VALUES ('&quot;;[.A50];&quot;',`&quot;;[.B50];&quot;`);&quot;)" office:value-type="string" office:string-value="INSERT INTO country VALUES ('CO',`Colombia`);" calcext:value-type="string">
            <text:p>INSERT INTO country VALUES ('CO',`Colom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</text:p>
          </table:table-cell>
          <table:table-cell table:number-columns-repeated="2" office:value-type="string" calcext:value-type="string">
            <text:p>Costa Rica</text:p>
          </table:table-cell>
          <table:table-cell table:formula="of:=CONCATENATE(&quot;INSERT INTO country VALUES ('&quot;;[.A51];&quot;',`&quot;;[.B51];&quot;`);&quot;)" office:value-type="string" office:string-value="INSERT INTO country VALUES ('CR',`Costa Rica`);" calcext:value-type="string">
            <text:p>INSERT INTO country VALUES ('CR',`Costa Ric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uba</text:p>
          </table:table-cell>
          <table:table-cell table:formula="of:=CONCATENATE(&quot;INSERT INTO country VALUES ('&quot;;[.A52];&quot;',`&quot;;[.B52];&quot;`);&quot;)" office:value-type="string" office:string-value="INSERT INTO country VALUES ('CU',`Cuba`);" calcext:value-type="string">
            <text:p>INSERT INTO country VALUES ('CU',`Cub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ap-Vert</text:p>
          </table:table-cell>
          <table:table-cell table:formula="of:=CONCATENATE(&quot;INSERT INTO country VALUES ('&quot;;[.A53];&quot;',`&quot;;[.B53];&quot;`);&quot;)" office:value-type="string" office:string-value="INSERT INTO country VALUES ('CV',`Cape Verde`);" calcext:value-type="string">
            <text:p>INSERT INTO country VALUES ('CV',`Cape Verd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2" office:value-type="string" calcext:value-type="string">
            <text:p>Curaçao</text:p>
          </table:table-cell>
          <table:table-cell table:formula="of:=CONCATENATE(&quot;INSERT INTO country VALUES ('&quot;;[.A54];&quot;',`&quot;;[.B54];&quot;`);&quot;)" office:value-type="string" office:string-value="INSERT INTO country VALUES ('CW',`Curaçao`);" calcext:value-type="string">
            <text:p>INSERT INTO country VALUES ('CW',`Curaça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Île Christmas</text:p>
          </table:table-cell>
          <table:table-cell table:formula="of:=CONCATENATE(&quot;INSERT INTO country VALUES ('&quot;;[.A55];&quot;',`&quot;;[.B55];&quot;`);&quot;)" office:value-type="string" office:string-value="INSERT INTO country VALUES ('CX',`Christmas Island`);" calcext:value-type="string">
            <text:p>INSERT INTO country VALUES ('CX',`Christmas Is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formula="of:=CONCATENATE(&quot;INSERT INTO country VALUES ('&quot;;[.A56];&quot;',`&quot;;[.B56];&quot;`);&quot;)" office:value-type="string" office:string-value="INSERT INTO country VALUES ('CY',`Cyprus`);" calcext:value-type="string">
            <text:p>INSERT INTO country VALUES ('CY',`Cypru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formula="of:=CONCATENATE(&quot;INSERT INTO country VALUES ('&quot;;[.A57];&quot;',`&quot;;[.B57];&quot;`);&quot;)" office:value-type="string" office:string-value="INSERT INTO country VALUES ('CZ',`Czech Republic`);" calcext:value-type="string">
            <text:p>INSERT INTO country VALUES ('CZ',`Czech Republic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formula="of:=CONCATENATE(&quot;INSERT INTO country VALUES ('&quot;;[.A58];&quot;',`&quot;;[.B58];&quot;`);&quot;)" office:value-type="string" office:string-value="INSERT INTO country VALUES ('DE',`Germany`);" calcext:value-type="string">
            <text:p>INSERT INTO country VALUES ('DE',`German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J</text:p>
          </table:table-cell>
          <table:table-cell table:number-columns-repeated="2" office:value-type="string" calcext:value-type="string">
            <text:p>Djibouti</text:p>
          </table:table-cell>
          <table:table-cell table:formula="of:=CONCATENATE(&quot;INSERT INTO country VALUES ('&quot;;[.A59];&quot;',`&quot;;[.B59];&quot;`);&quot;)" office:value-type="string" office:string-value="INSERT INTO country VALUES ('DJ',`Djibouti`);" calcext:value-type="string">
            <text:p>INSERT INTO country VALUES ('DJ',`Djibout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formula="of:=CONCATENATE(&quot;INSERT INTO country VALUES ('&quot;;[.A60];&quot;',`&quot;;[.B60];&quot;`);&quot;)" office:value-type="string" office:string-value="INSERT INTO country VALUES ('DK',`Denmark`);" calcext:value-type="string">
            <text:p>INSERT INTO country VALUES ('DK',`Denmark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formula="of:=CONCATENATE(&quot;INSERT INTO country VALUES ('&quot;;[.A61];&quot;',`&quot;;[.B61];&quot;`);&quot;)" office:value-type="string" office:string-value="INSERT INTO country VALUES ('DM',`Dominica`);" calcext:value-type="string">
            <text:p>INSERT INTO country VALUES ('DM',`Dominic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formula="of:=CONCATENATE(&quot;INSERT INTO country VALUES ('&quot;;[.A62];&quot;',`&quot;;[.B62];&quot;`);&quot;)" office:value-type="string" office:string-value="INSERT INTO country VALUES ('DO',`Dominican Republic`);" calcext:value-type="string">
            <text:p>INSERT INTO country VALUES ('DO',`Dominican Republic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formula="of:=CONCATENATE(&quot;INSERT INTO country VALUES ('&quot;;[.A63];&quot;',`&quot;;[.B63];&quot;`);&quot;)" office:value-type="string" office:string-value="INSERT INTO country VALUES ('DZ',`Algeria`);" calcext:value-type="string">
            <text:p>INSERT INTO country VALUES ('DZ',`Alge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formula="of:=CONCATENATE(&quot;INSERT INTO country VALUES ('&quot;;[.A64];&quot;',`&quot;;[.B64];&quot;`);&quot;)" office:value-type="string" office:string-value="INSERT INTO country VALUES ('EC',`Ecuador`);" calcext:value-type="string">
            <text:p>INSERT INTO country VALUES ('EC',`Ecuado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formula="of:=CONCATENATE(&quot;INSERT INTO country VALUES ('&quot;;[.A65];&quot;',`&quot;;[.B65];&quot;`);&quot;)" office:value-type="string" office:string-value="INSERT INTO country VALUES ('EE',`Estonia`);" calcext:value-type="string">
            <text:p>INSERT INTO country VALUES ('EE',`Esto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Égypte</text:p>
          </table:table-cell>
          <table:table-cell table:formula="of:=CONCATENATE(&quot;INSERT INTO country VALUES ('&quot;;[.A66];&quot;',`&quot;;[.B66];&quot;`);&quot;)" office:value-type="string" office:string-value="INSERT INTO country VALUES ('EG',`Egypt`);" calcext:value-type="string">
            <text:p>INSERT INTO country VALUES ('EG',`Egypt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formula="of:=CONCATENATE(&quot;INSERT INTO country VALUES ('&quot;;[.A67];&quot;',`&quot;;[.B67];&quot;`);&quot;)" office:value-type="string" office:string-value="INSERT INTO country VALUES ('EH',`Western Sahara`);" calcext:value-type="string">
            <text:p>INSERT INTO country VALUES ('EH',`Western Sahar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Érythrée</text:p>
          </table:table-cell>
          <table:table-cell table:formula="of:=CONCATENATE(&quot;INSERT INTO country VALUES ('&quot;;[.A68];&quot;',`&quot;;[.B68];&quot;`);&quot;)" office:value-type="string" office:string-value="INSERT INTO country VALUES ('ER',`Eritrea`);" calcext:value-type="string">
            <text:p>INSERT INTO country VALUES ('ER',`Eritr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formula="of:=CONCATENATE(&quot;INSERT INTO country VALUES ('&quot;;[.A69];&quot;',`&quot;;[.B69];&quot;`);&quot;)" office:value-type="string" office:string-value="INSERT INTO country VALUES ('ES',`Spain`);" calcext:value-type="string">
            <text:p>INSERT INTO country VALUES ('ES',`Spai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Éthiopie</text:p>
          </table:table-cell>
          <table:table-cell table:formula="of:=CONCATENATE(&quot;INSERT INTO country VALUES ('&quot;;[.A70];&quot;',`&quot;;[.B70];&quot;`);&quot;)" office:value-type="string" office:string-value="INSERT INTO country VALUES ('ET',`Ethiopia`);" calcext:value-type="string">
            <text:p>INSERT INTO country VALUES ('ET',`Ethiop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formula="of:=CONCATENATE(&quot;INSERT INTO country VALUES ('&quot;;[.A71];&quot;',`&quot;;[.B71];&quot;`);&quot;)" office:value-type="string" office:string-value="INSERT INTO country VALUES ('FI',`Finland`);" calcext:value-type="string">
            <text:p>INSERT INTO country VALUES ('FI',`Fin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idji</text:p>
          </table:table-cell>
          <table:table-cell table:formula="of:=CONCATENATE(&quot;INSERT INTO country VALUES ('&quot;;[.A72];&quot;',`&quot;;[.B72];&quot;`);&quot;)" office:value-type="string" office:string-value="INSERT INTO country VALUES ('FJ',`Fiji`);" calcext:value-type="string">
            <text:p>INSERT INTO country VALUES ('FJ',`Fij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Îles Malouines</text:p>
          </table:table-cell>
          <table:table-cell table:formula="of:=CONCATENATE(&quot;INSERT INTO country VALUES ('&quot;;[.A73];&quot;',`&quot;;[.B73];&quot;`);&quot;)" office:value-type="string" office:string-value="INSERT INTO country VALUES ('FK',`Falkland Islands`);" calcext:value-type="string">
            <text:p>INSERT INTO country VALUES ('FK',`Falkland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M</text:p>
          </table:table-cell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Micronésie, États fédérés de</text:p>
          </table:table-cell>
          <table:table-cell table:formula="of:=CONCATENATE(&quot;INSERT INTO country VALUES ('&quot;;[.A74];&quot;',`&quot;;[.B74];&quot;`);&quot;)" office:value-type="string" office:string-value="INSERT INTO country VALUES ('FM',`Micronesia, Federated States of`);" calcext:value-type="string">
            <text:p>INSERT INTO country VALUES ('FM',`Micronesia, Federated States of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Îles Féroé</text:p>
          </table:table-cell>
          <table:table-cell table:formula="of:=CONCATENATE(&quot;INSERT INTO country VALUES ('&quot;;[.A75];&quot;',`&quot;;[.B75];&quot;`);&quot;)" office:value-type="string" office:string-value="INSERT INTO country VALUES ('FO',`Faroe Islands`);" calcext:value-type="string">
            <text:p>INSERT INTO country VALUES ('FO',`Faroe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rance</text:p>
          </table:table-cell>
          <table:table-cell table:formula="of:=CONCATENATE(&quot;INSERT INTO country VALUES ('&quot;;[.A76];&quot;',`&quot;;[.B76];&quot;`);&quot;)" office:value-type="string" office:string-value="INSERT INTO country VALUES ('FR',`France`);" calcext:value-type="string">
            <text:p>INSERT INTO country VALUES ('FR',`Franc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abon</text:p>
          </table:table-cell>
          <table:table-cell table:formula="of:=CONCATENATE(&quot;INSERT INTO country VALUES ('&quot;;[.A77];&quot;',`&quot;;[.B77];&quot;`);&quot;)" office:value-type="string" office:string-value="INSERT INTO country VALUES ('GA',`Gabon`);" calcext:value-type="string">
            <text:p>INSERT INTO country VALUES ('GA',`Gab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formula="of:=CONCATENATE(&quot;INSERT INTO country VALUES ('&quot;;[.A78];&quot;',`&quot;;[.B78];&quot;`);&quot;)" office:value-type="string" office:string-value="INSERT INTO country VALUES ('GB',`United Kingdom`);" calcext:value-type="string">
            <text:p>INSERT INTO country VALUES ('GB',`United Kingdom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formula="of:=CONCATENATE(&quot;INSERT INTO country VALUES ('&quot;;[.A79];&quot;',`&quot;;[.B79];&quot;`);&quot;)" office:value-type="string" office:string-value="INSERT INTO country VALUES ('GD',`Grenada`);" calcext:value-type="string">
            <text:p>INSERT INTO country VALUES ('GD',`Grena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formula="of:=CONCATENATE(&quot;INSERT INTO country VALUES ('&quot;;[.A80];&quot;',`&quot;;[.B80];&quot;`);&quot;)" office:value-type="string" office:string-value="INSERT INTO country VALUES ('GE',`Georgia`);" calcext:value-type="string">
            <text:p>INSERT INTO country VALUES ('GE',`Georg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table:formula="of:=CONCATENATE(&quot;INSERT INTO country VALUES ('&quot;;[.A81];&quot;',`&quot;;[.B81];&quot;`);&quot;)" office:value-type="string" office:string-value="INSERT INTO country VALUES ('GF',`French Guiana`);" calcext:value-type="string">
            <text:p>INSERT INTO country VALUES ('GF',`French Guia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table:formula="of:=CONCATENATE(&quot;INSERT INTO country VALUES ('&quot;;[.A82];&quot;',`&quot;;[.B82];&quot;`);&quot;)" office:value-type="string" office:string-value="INSERT INTO country VALUES ('GG',`Guernsey`);" calcext:value-type="string">
            <text:p>INSERT INTO country VALUES ('GG',`Guernse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H</text:p>
          </table:table-cell>
          <table:table-cell table:number-columns-repeated="2" office:value-type="string" calcext:value-type="string">
            <text:p>Ghana</text:p>
          </table:table-cell>
          <table:table-cell table:formula="of:=CONCATENATE(&quot;INSERT INTO country VALUES ('&quot;;[.A83];&quot;',`&quot;;[.B83];&quot;`);&quot;)" office:value-type="string" office:string-value="INSERT INTO country VALUES ('GH',`Ghana`);" calcext:value-type="string">
            <text:p>INSERT INTO country VALUES ('GH',`Gha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Gibraltar</text:p>
          </table:table-cell>
          <table:table-cell table:formula="of:=CONCATENATE(&quot;INSERT INTO country VALUES ('&quot;;[.A84];&quot;',`&quot;;[.B84];&quot;`);&quot;)" office:value-type="string" office:string-value="INSERT INTO country VALUES ('GI',`Gibraltar`);" calcext:value-type="string">
            <text:p>INSERT INTO country VALUES ('GI',`Gibralta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formula="of:=CONCATENATE(&quot;INSERT INTO country VALUES ('&quot;;[.A85];&quot;',`&quot;;[.B85];&quot;`);&quot;)" office:value-type="string" office:string-value="INSERT INTO country VALUES ('GL',`Greenland`);" calcext:value-type="string">
            <text:p>INSERT INTO country VALUES ('GL',`Green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table:formula="of:=CONCATENATE(&quot;INSERT INTO country VALUES ('&quot;;[.A86];&quot;',`&quot;;[.B86];&quot;`);&quot;)" office:value-type="string" office:string-value="INSERT INTO country VALUES ('GM',`Gambia`);" calcext:value-type="string">
            <text:p>INSERT INTO country VALUES ('GM',`Gam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formula="of:=CONCATENATE(&quot;INSERT INTO country VALUES ('&quot;;[.A87];&quot;',`&quot;;[.B87];&quot;`);&quot;)" office:value-type="string" office:string-value="INSERT INTO country VALUES ('GN',`Guinea`);" calcext:value-type="string">
            <text:p>INSERT INTO country VALUES ('GN',`Guin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</text:p>
          </table:table-cell>
          <table:table-cell table:number-columns-repeated="2" office:value-type="string" calcext:value-type="string">
            <text:p>Guadeloupe</text:p>
          </table:table-cell>
          <table:table-cell table:formula="of:=CONCATENATE(&quot;INSERT INTO country VALUES ('&quot;;[.A88];&quot;',`&quot;;[.B88];&quot;`);&quot;)" office:value-type="string" office:string-value="INSERT INTO country VALUES ('GP',`Guadeloupe`);" calcext:value-type="string">
            <text:p>INSERT INTO country VALUES ('GP',`Guadeloup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formula="of:=CONCATENATE(&quot;INSERT INTO country VALUES ('&quot;;[.A89];&quot;',`&quot;;[.B89];&quot;`);&quot;)" office:value-type="string" office:string-value="INSERT INTO country VALUES ('GQ',`Equatorial Guinea`);" calcext:value-type="string">
            <text:p>INSERT INTO country VALUES ('GQ',`Equatorial Guin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formula="of:=CONCATENATE(&quot;INSERT INTO country VALUES ('&quot;;[.A90];&quot;',`&quot;;[.B90];&quot;`);&quot;)" office:value-type="string" office:string-value="INSERT INTO country VALUES ('GR',`Greece`);" calcext:value-type="string">
            <text:p>INSERT INTO country VALUES ('GR',`Greec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 et les îles Sandwich du Sud</text:p>
          </table:table-cell>
          <table:table-cell table:formula="of:=CONCATENATE(&quot;INSERT INTO country VALUES ('&quot;;[.A91];&quot;',`&quot;;[.B91];&quot;`);&quot;)" office:value-type="string" office:string-value="INSERT INTO country VALUES ('GS',`South Georgia and the South Sandwich Islands`);" calcext:value-type="string">
            <text:p>INSERT INTO country VALUES ('GS',`South Georgia and the South Sandwich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T</text:p>
          </table:table-cell>
          <table:table-cell table:number-columns-repeated="2" office:value-type="string" calcext:value-type="string">
            <text:p>Guatemala</text:p>
          </table:table-cell>
          <table:table-cell table:formula="of:=CONCATENATE(&quot;INSERT INTO country VALUES ('&quot;;[.A92];&quot;',`&quot;;[.B92];&quot;`);&quot;)" office:value-type="string" office:string-value="INSERT INTO country VALUES ('GT',`Guatemala`);" calcext:value-type="string">
            <text:p>INSERT INTO country VALUES ('GT',`Guatemal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am</text:p>
          </table:table-cell>
          <table:table-cell table:formula="of:=CONCATENATE(&quot;INSERT INTO country VALUES ('&quot;;[.A93];&quot;',`&quot;;[.B93];&quot;`);&quot;)" office:value-type="string" office:string-value="INSERT INTO country VALUES ('GU',`Guam`);" calcext:value-type="string">
            <text:p>INSERT INTO country VALUES ('GU',`Guam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formula="of:=CONCATENATE(&quot;INSERT INTO country VALUES ('&quot;;[.A94];&quot;',`&quot;;[.B94];&quot;`);&quot;)" office:value-type="string" office:string-value="INSERT INTO country VALUES ('GW',`Guinea-Bissau`);" calcext:value-type="string">
            <text:p>INSERT INTO country VALUES ('GW',`Guinea-Bissa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Y</text:p>
          </table:table-cell>
          <table:table-cell table:number-columns-repeated="2" office:value-type="string" calcext:value-type="string">
            <text:p>Guyana</text:p>
          </table:table-cell>
          <table:table-cell table:formula="of:=CONCATENATE(&quot;INSERT INTO country VALUES ('&quot;;[.A95];&quot;',`&quot;;[.B95];&quot;`);&quot;)" office:value-type="string" office:string-value="INSERT INTO country VALUES ('GY',`Guyana`);" calcext:value-type="string">
            <text:p>INSERT INTO country VALUES ('GY',`Guya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K</text:p>
          </table:table-cell>
          <table:table-cell table:number-columns-repeated="2" office:value-type="string" calcext:value-type="string">
            <text:p>Hong Kong</text:p>
          </table:table-cell>
          <table:table-cell table:formula="of:=CONCATENATE(&quot;INSERT INTO country VALUES ('&quot;;[.A96];&quot;',`&quot;;[.B96];&quot;`);&quot;)" office:value-type="string" office:string-value="INSERT INTO country VALUES ('HK',`Hong Kong`);" calcext:value-type="string">
            <text:p>INSERT INTO country VALUES ('HK',`Hong Kong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</text:p>
          </table:table-cell>
          <table:table-cell office:value-type="string" calcext:value-type="string">
            <text:p>Heard and McDonald Islands</text:p>
          </table:table-cell>
          <table:table-cell office:value-type="string" calcext:value-type="string">
            <text:p>Îles Heard et McDonald</text:p>
          </table:table-cell>
          <table:table-cell table:formula="of:=CONCATENATE(&quot;INSERT INTO country VALUES ('&quot;;[.A97];&quot;',`&quot;;[.B97];&quot;`);&quot;)" office:value-type="string" office:string-value="INSERT INTO country VALUES ('HM',`Heard and McDonald Islands`);" calcext:value-type="string">
            <text:p>INSERT INTO country VALUES ('HM',`Heard and McDonald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N</text:p>
          </table:table-cell>
          <table:table-cell table:number-columns-repeated="2" office:value-type="string" calcext:value-type="string">
            <text:p>Honduras</text:p>
          </table:table-cell>
          <table:table-cell table:formula="of:=CONCATENATE(&quot;INSERT INTO country VALUES ('&quot;;[.A98];&quot;',`&quot;;[.B98];&quot;`);&quot;)" office:value-type="string" office:string-value="INSERT INTO country VALUES ('HN',`Honduras`);" calcext:value-type="string">
            <text:p>INSERT INTO country VALUES ('HN',`Hondura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formula="of:=CONCATENATE(&quot;INSERT INTO country VALUES ('&quot;;[.A99];&quot;',`&quot;;[.B99];&quot;`);&quot;)" office:value-type="string" office:string-value="INSERT INTO country VALUES ('HR',`Croatia`);" calcext:value-type="string">
            <text:p>INSERT INTO country VALUES ('HR',`Croat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formula="of:=CONCATENATE(&quot;INSERT INTO country VALUES ('&quot;;[.A100];&quot;',`&quot;;[.B100];&quot;`);&quot;)" office:value-type="string" office:string-value="INSERT INTO country VALUES ('HT',`Haiti`);" calcext:value-type="string">
            <text:p>INSERT INTO country VALUES ('HT',`Hait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formula="of:=CONCATENATE(&quot;INSERT INTO country VALUES ('&quot;;[.A101];&quot;',`&quot;;[.B101];&quot;`);&quot;)" office:value-type="string" office:string-value="INSERT INTO country VALUES ('HU',`Hungary`);" calcext:value-type="string">
            <text:p>INSERT INTO country VALUES ('HU',`Hungar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formula="of:=CONCATENATE(&quot;INSERT INTO country VALUES ('&quot;;[.A102];&quot;',`&quot;;[.B102];&quot;`);&quot;)" office:value-type="string" office:string-value="INSERT INTO country VALUES ('ID',`Indonesia`);" calcext:value-type="string">
            <text:p>INSERT INTO country VALUES ('ID',`Indones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formula="of:=CONCATENATE(&quot;INSERT INTO country VALUES ('&quot;;[.A103];&quot;',`&quot;;[.B103];&quot;`);&quot;)" office:value-type="string" office:string-value="INSERT INTO country VALUES ('IE',`Ireland`);" calcext:value-type="string">
            <text:p>INSERT INTO country VALUES ('IE',`Ire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formula="of:=CONCATENATE(&quot;INSERT INTO country VALUES ('&quot;;[.A104];&quot;',`&quot;;[.B104];&quot;`);&quot;)" office:value-type="string" office:string-value="INSERT INTO country VALUES ('IL',`Israel`);" calcext:value-type="string">
            <text:p>INSERT INTO country VALUES ('IL',`Israel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table:formula="of:=CONCATENATE(&quot;INSERT INTO country VALUES ('&quot;;[.A105];&quot;',`&quot;;[.B105];&quot;`);&quot;)" office:value-type="string" office:string-value="INSERT INTO country VALUES ('IM',`Isle of Man`);" calcext:value-type="string">
            <text:p>INSERT INTO country VALUES ('IM',`Isle of M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formula="of:=CONCATENATE(&quot;INSERT INTO country VALUES ('&quot;;[.A106];&quot;',`&quot;;[.B106];&quot;`);&quot;)" office:value-type="string" office:string-value="INSERT INTO country VALUES ('IN',`India`);" calcext:value-type="string">
            <text:p>INSERT INTO country VALUES ('IN',`Ind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Territoire britannique de l'océan Indien</text:p>
          </table:table-cell>
          <table:table-cell table:formula="of:=CONCATENATE(&quot;INSERT INTO country VALUES ('&quot;;[.A107];&quot;',`&quot;;[.B107];&quot;`);&quot;)" office:value-type="string" office:string-value="INSERT INTO country VALUES ('IO',`British Indian Ocean Territory`);" calcext:value-type="string">
            <text:p>INSERT INTO country VALUES ('IO',`British Indian Ocean Territor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formula="of:=CONCATENATE(&quot;INSERT INTO country VALUES ('&quot;;[.A108];&quot;',`&quot;;[.B108];&quot;`);&quot;)" office:value-type="string" office:string-value="INSERT INTO country VALUES ('IQ',`Iraq`);" calcext:value-type="string">
            <text:p>INSERT INTO country VALUES ('IQ',`Iraq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</text:p>
          </table:table-cell>
          <table:table-cell table:number-columns-repeated="2" office:value-type="string" calcext:value-type="string">
            <text:p>Iran</text:p>
          </table:table-cell>
          <table:table-cell table:formula="of:=CONCATENATE(&quot;INSERT INTO country VALUES ('&quot;;[.A109];&quot;',`&quot;;[.B109];&quot;`);&quot;)" office:value-type="string" office:string-value="INSERT INTO country VALUES ('IR',`Iran`);" calcext:value-type="string">
            <text:p>INSERT INTO country VALUES ('IR',`Ir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formula="of:=CONCATENATE(&quot;INSERT INTO country VALUES ('&quot;;[.A110];&quot;',`&quot;;[.B110];&quot;`);&quot;)" office:value-type="string" office:string-value="INSERT INTO country VALUES ('IS',`Iceland`);" calcext:value-type="string">
            <text:p>INSERT INTO country VALUES ('IS',`Ice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formula="of:=CONCATENATE(&quot;INSERT INTO country VALUES ('&quot;;[.A111];&quot;',`&quot;;[.B111];&quot;`);&quot;)" office:value-type="string" office:string-value="INSERT INTO country VALUES ('IT',`Italy`);" calcext:value-type="string">
            <text:p>INSERT INTO country VALUES ('IT',`Ital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rsey</text:p>
          </table:table-cell>
          <table:table-cell table:formula="of:=CONCATENATE(&quot;INSERT INTO country VALUES ('&quot;;[.A112];&quot;',`&quot;;[.B112];&quot;`);&quot;)" office:value-type="string" office:string-value="INSERT INTO country VALUES ('JE',`Jersey`);" calcext:value-type="string">
            <text:p>INSERT INTO country VALUES ('JE',`Jerse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formula="of:=CONCATENATE(&quot;INSERT INTO country VALUES ('&quot;;[.A113];&quot;',`&quot;;[.B113];&quot;`);&quot;)" office:value-type="string" office:string-value="INSERT INTO country VALUES ('JM',`Jamaica`);" calcext:value-type="string">
            <text:p>INSERT INTO country VALUES ('JM',`Jamaic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formula="of:=CONCATENATE(&quot;INSERT INTO country VALUES ('&quot;;[.A114];&quot;',`&quot;;[.B114];&quot;`);&quot;)" office:value-type="string" office:string-value="INSERT INTO country VALUES ('JO',`Jordan`);" calcext:value-type="string">
            <text:p>INSERT INTO country VALUES ('JO',`Jord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formula="of:=CONCATENATE(&quot;INSERT INTO country VALUES ('&quot;;[.A115];&quot;',`&quot;;[.B115];&quot;`);&quot;)" office:value-type="string" office:string-value="INSERT INTO country VALUES ('JP',`Japan`);" calcext:value-type="string">
            <text:p>INSERT INTO country VALUES ('JP',`Jap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</text:p>
          </table:table-cell>
          <table:table-cell table:number-columns-repeated="2" office:value-type="string" calcext:value-type="string">
            <text:p>Kenya</text:p>
          </table:table-cell>
          <table:table-cell table:formula="of:=CONCATENATE(&quot;INSERT INTO country VALUES ('&quot;;[.A116];&quot;',`&quot;;[.B116];&quot;`);&quot;)" office:value-type="string" office:string-value="INSERT INTO country VALUES ('KE',`Kenya`);" calcext:value-type="string">
            <text:p>INSERT INTO country VALUES ('KE',`Keny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irghizistan</text:p>
          </table:table-cell>
          <table:table-cell table:formula="of:=CONCATENATE(&quot;INSERT INTO country VALUES ('&quot;;[.A117];&quot;',`&quot;;[.B117];&quot;`);&quot;)" office:value-type="string" office:string-value="INSERT INTO country VALUES ('KG',`Kyrgyzstan`);" calcext:value-type="string">
            <text:p>INSERT INTO country VALUES ('KG',`Kyrgyz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formula="of:=CONCATENATE(&quot;INSERT INTO country VALUES ('&quot;;[.A118];&quot;',`&quot;;[.B118];&quot;`);&quot;)" office:value-type="string" office:string-value="INSERT INTO country VALUES ('KH',`Cambodia`);" calcext:value-type="string">
            <text:p>INSERT INTO country VALUES ('KH',`Cambod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ribati</text:p>
          </table:table-cell>
          <table:table-cell table:formula="of:=CONCATENATE(&quot;INSERT INTO country VALUES ('&quot;;[.A119];&quot;',`&quot;;[.B119];&quot;`);&quot;)" office:value-type="string" office:string-value="INSERT INTO country VALUES ('KI',`Kiribati`);" calcext:value-type="string">
            <text:p>INSERT INTO country VALUES ('KI',`Kiribat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ores</text:p>
          </table:table-cell>
          <table:table-cell table:formula="of:=CONCATENATE(&quot;INSERT INTO country VALUES ('&quot;;[.A120];&quot;',`&quot;;[.B120];&quot;`);&quot;)" office:value-type="string" office:string-value="INSERT INTO country VALUES ('KM',`Comoros`);" calcext:value-type="string">
            <text:p>INSERT INTO country VALUES ('KM',`Comoro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table:formula="of:=CONCATENATE(&quot;INSERT INTO country VALUES ('&quot;;[.A121];&quot;',`&quot;;[.B121];&quot;`);&quot;)" office:value-type="string" office:string-value="INSERT INTO country VALUES ('KN',`Saint Kitts and Nevis`);" calcext:value-type="string">
            <text:p>INSERT INTO country VALUES ('KN',`Saint Kitts and Nevi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P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Corée du Nord</text:p>
          </table:table-cell>
          <table:table-cell table:formula="of:=CONCATENATE(&quot;INSERT INTO country VALUES ('&quot;;[.A122];&quot;',`&quot;;[.B122];&quot;`);&quot;)" office:value-type="string" office:string-value="INSERT INTO country VALUES ('KP',`North Korea`);" calcext:value-type="string">
            <text:p>INSERT INTO country VALUES ('KP',`North Kor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Corée du Sud</text:p>
          </table:table-cell>
          <table:table-cell table:formula="of:=CONCATENATE(&quot;INSERT INTO country VALUES ('&quot;;[.A123];&quot;',`&quot;;[.B123];&quot;`);&quot;)" office:value-type="string" office:string-value="INSERT INTO country VALUES ('KR',`South Korea`);" calcext:value-type="string">
            <text:p>INSERT INTO country VALUES ('KR',`South Kor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oweït</text:p>
          </table:table-cell>
          <table:table-cell table:formula="of:=CONCATENATE(&quot;INSERT INTO country VALUES ('&quot;;[.A124];&quot;',`&quot;;[.B124];&quot;`);&quot;)" office:value-type="string" office:string-value="INSERT INTO country VALUES ('KW',`Kuwait`);" calcext:value-type="string">
            <text:p>INSERT INTO country VALUES ('KW',`Kuwait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Îles Caïmans</text:p>
          </table:table-cell>
          <table:table-cell table:formula="of:=CONCATENATE(&quot;INSERT INTO country VALUES ('&quot;;[.A125];&quot;',`&quot;;[.B125];&quot;`);&quot;)" office:value-type="string" office:string-value="INSERT INTO country VALUES ('KY',`Cayman Islands`);" calcext:value-type="string">
            <text:p>INSERT INTO country VALUES ('KY',`Cayman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Z</text:p>
          </table:table-cell>
          <table:table-cell table:number-columns-repeated="2" office:value-type="string" calcext:value-type="string">
            <text:p>Kazakhstan</text:p>
          </table:table-cell>
          <table:table-cell table:formula="of:=CONCATENATE(&quot;INSERT INTO country VALUES ('&quot;;[.A126];&quot;',`&quot;;[.B126];&quot;`);&quot;)" office:value-type="string" office:string-value="INSERT INTO country VALUES ('KZ',`Kazakhstan`);" calcext:value-type="string">
            <text:p>INSERT INTO country VALUES ('KZ',`Kazakh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formula="of:=CONCATENATE(&quot;INSERT INTO country VALUES ('&quot;;[.A127];&quot;',`&quot;;[.B127];&quot;`);&quot;)" office:value-type="string" office:string-value="INSERT INTO country VALUES ('LA',`Lao People's Democratic Republic`);" calcext:value-type="string">
            <text:p>INSERT INTO country VALUES ('LA',`Lao People's Democratic Republic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formula="of:=CONCATENATE(&quot;INSERT INTO country VALUES ('&quot;;[.A128];&quot;',`&quot;;[.B128];&quot;`);&quot;)" office:value-type="string" office:string-value="INSERT INTO country VALUES ('LB',`Lebanon`);" calcext:value-type="string">
            <text:p>INSERT INTO country VALUES ('LB',`Leban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table:formula="of:=CONCATENATE(&quot;INSERT INTO country VALUES ('&quot;;[.A129];&quot;',`&quot;;[.B129];&quot;`);&quot;)" office:value-type="string" office:string-value="INSERT INTO country VALUES ('LC',`Saint Lucia`);" calcext:value-type="string">
            <text:p>INSERT INTO country VALUES ('LC',`Saint Luc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echtenstein</text:p>
          </table:table-cell>
          <table:table-cell table:formula="of:=CONCATENATE(&quot;INSERT INTO country VALUES ('&quot;;[.A130];&quot;',`&quot;;[.B130];&quot;`);&quot;)" office:value-type="string" office:string-value="INSERT INTO country VALUES ('LI',`Liechtenstein`);" calcext:value-type="string">
            <text:p>INSERT INTO country VALUES ('LI',`Liechtenstei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K</text:p>
          </table:table-cell>
          <table:table-cell table:number-columns-repeated="2" office:value-type="string" calcext:value-type="string">
            <text:p>Sri Lanka</text:p>
          </table:table-cell>
          <table:table-cell table:formula="of:=CONCATENATE(&quot;INSERT INTO country VALUES ('&quot;;[.A131];&quot;',`&quot;;[.B131];&quot;`);&quot;)" office:value-type="string" office:string-value="INSERT INTO country VALUES ('LK',`Sri Lanka`);" calcext:value-type="string">
            <text:p>INSERT INTO country VALUES ('LK',`Sri Lank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béria</text:p>
          </table:table-cell>
          <table:table-cell table:formula="of:=CONCATENATE(&quot;INSERT INTO country VALUES ('&quot;;[.A132];&quot;',`&quot;;[.B132];&quot;`);&quot;)" office:value-type="string" office:string-value="INSERT INTO country VALUES ('LR',`Liberia`);" calcext:value-type="string">
            <text:p>INSERT INTO country VALUES ('LR',`Libe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S</text:p>
          </table:table-cell>
          <table:table-cell table:number-columns-repeated="2" office:value-type="string" calcext:value-type="string">
            <text:p>Lesotho</text:p>
          </table:table-cell>
          <table:table-cell table:formula="of:=CONCATENATE(&quot;INSERT INTO country VALUES ('&quot;;[.A133];&quot;',`&quot;;[.B133];&quot;`);&quot;)" office:value-type="string" office:string-value="INSERT INTO country VALUES ('LS',`Lesotho`);" calcext:value-type="string">
            <text:p>INSERT INTO country VALUES ('LS',`Lesoth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formula="of:=CONCATENATE(&quot;INSERT INTO country VALUES ('&quot;;[.A134];&quot;',`&quot;;[.B134];&quot;`);&quot;)" office:value-type="string" office:string-value="INSERT INTO country VALUES ('LT',`Lithuania`);" calcext:value-type="string">
            <text:p>INSERT INTO country VALUES ('LT',`Lithua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xembourg</text:p>
          </table:table-cell>
          <table:table-cell table:formula="of:=CONCATENATE(&quot;INSERT INTO country VALUES ('&quot;;[.A135];&quot;',`&quot;;[.B135];&quot;`);&quot;)" office:value-type="string" office:string-value="INSERT INTO country VALUES ('LU',`Luxembourg`);" calcext:value-type="string">
            <text:p>INSERT INTO country VALUES ('LU',`Luxembourg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formula="of:=CONCATENATE(&quot;INSERT INTO country VALUES ('&quot;;[.A136];&quot;',`&quot;;[.B136];&quot;`);&quot;)" office:value-type="string" office:string-value="INSERT INTO country VALUES ('LV',`Latvia`);" calcext:value-type="string">
            <text:p>INSERT INTO country VALUES ('LV',`Latv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formula="of:=CONCATENATE(&quot;INSERT INTO country VALUES ('&quot;;[.A137];&quot;',`&quot;;[.B137];&quot;`);&quot;)" office:value-type="string" office:string-value="INSERT INTO country VALUES ('LY',`Libya`);" calcext:value-type="string">
            <text:p>INSERT INTO country VALUES ('LY',`Liby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formula="of:=CONCATENATE(&quot;INSERT INTO country VALUES ('&quot;;[.A138];&quot;',`&quot;;[.B138];&quot;`);&quot;)" office:value-type="string" office:string-value="INSERT INTO country VALUES ('MA',`Morocco`);" calcext:value-type="string">
            <text:p>INSERT INTO country VALUES ('MA',`Morocc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Monaco</text:p>
          </table:table-cell>
          <table:table-cell table:formula="of:=CONCATENATE(&quot;INSERT INTO country VALUES ('&quot;;[.A139];&quot;',`&quot;;[.B139];&quot;`);&quot;)" office:value-type="string" office:string-value="INSERT INTO country VALUES ('MC',`Monaco`);" calcext:value-type="string">
            <text:p>INSERT INTO country VALUES ('MC',`Monac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formula="of:=CONCATENATE(&quot;INSERT INTO country VALUES ('&quot;;[.A140];&quot;',`&quot;;[.B140];&quot;`);&quot;)" office:value-type="string" office:string-value="INSERT INTO country VALUES ('MD',`Moldova`);" calcext:value-type="string">
            <text:p>INSERT INTO country VALUES ('MD',`Moldov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onténégro</text:p>
          </table:table-cell>
          <table:table-cell table:formula="of:=CONCATENATE(&quot;INSERT INTO country VALUES ('&quot;;[.A141];&quot;',`&quot;;[.B141];&quot;`);&quot;)" office:value-type="string" office:string-value="INSERT INTO country VALUES ('ME',`Montenegro`);" calcext:value-type="string">
            <text:p>INSERT INTO country VALUES ('ME',`Montenegr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F</text:p>
          </table:table-cell>
          <table:table-cell table:number-columns-repeated="2" office:value-type="string" calcext:value-type="string">
            <text:p>Saint-Martin (France)</text:p>
          </table:table-cell>
          <table:table-cell table:formula="of:=CONCATENATE(&quot;INSERT INTO country VALUES ('&quot;;[.A142];&quot;',`&quot;;[.B142];&quot;`);&quot;)" office:value-type="string" office:string-value="INSERT INTO country VALUES ('MF',`Saint-Martin (France)`);" calcext:value-type="string">
            <text:p>INSERT INTO country VALUES ('MF',`Saint-Martin (France)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Madagascar</text:p>
          </table:table-cell>
          <table:table-cell table:formula="of:=CONCATENATE(&quot;INSERT INTO country VALUES ('&quot;;[.A143];&quot;',`&quot;;[.B143];&quot;`);&quot;)" office:value-type="string" office:string-value="INSERT INTO country VALUES ('MG',`Madagascar`);" calcext:value-type="string">
            <text:p>INSERT INTO country VALUES ('MG',`Madagasca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Îles Marshall</text:p>
          </table:table-cell>
          <table:table-cell table:formula="of:=CONCATENATE(&quot;INSERT INTO country VALUES ('&quot;;[.A144];&quot;',`&quot;;[.B144];&quot;`);&quot;)" office:value-type="string" office:string-value="INSERT INTO country VALUES ('MH',`Marshall Islands`);" calcext:value-type="string">
            <text:p>INSERT INTO country VALUES ('MH',`Marshall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K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cédoine</text:p>
          </table:table-cell>
          <table:table-cell table:formula="of:=CONCATENATE(&quot;INSERT INTO country VALUES ('&quot;;[.A145];&quot;',`&quot;;[.B145];&quot;`);&quot;)" office:value-type="string" office:string-value="INSERT INTO country VALUES ('MK',`Macedonia`);" calcext:value-type="string">
            <text:p>INSERT INTO country VALUES ('MK',`Macedo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i</text:p>
          </table:table-cell>
          <table:table-cell table:formula="of:=CONCATENATE(&quot;INSERT INTO country VALUES ('&quot;;[.A146];&quot;',`&quot;;[.B146];&quot;`);&quot;)" office:value-type="string" office:string-value="INSERT INTO country VALUES ('ML',`Mali`);" calcext:value-type="string">
            <text:p>INSERT INTO country VALUES ('ML',`Mal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M</text:p>
          </table:table-cell>
          <table:table-cell table:number-columns-repeated="2" office:value-type="string" calcext:value-type="string">
            <text:p>Myanmar</text:p>
          </table:table-cell>
          <table:table-cell table:formula="of:=CONCATENATE(&quot;INSERT INTO country VALUES ('&quot;;[.A147];&quot;',`&quot;;[.B147];&quot;`);&quot;)" office:value-type="string" office:string-value="INSERT INTO country VALUES ('MM',`Myanmar`);" calcext:value-type="string">
            <text:p>INSERT INTO country VALUES ('MM',`Myanma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formula="of:=CONCATENATE(&quot;INSERT INTO country VALUES ('&quot;;[.A148];&quot;',`&quot;;[.B148];&quot;`);&quot;)" office:value-type="string" office:string-value="INSERT INTO country VALUES ('MN',`Mongolia`);" calcext:value-type="string">
            <text:p>INSERT INTO country VALUES ('MN',`Mongol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cao</text:p>
          </table:table-cell>
          <table:table-cell table:formula="of:=CONCATENATE(&quot;INSERT INTO country VALUES ('&quot;;[.A149];&quot;',`&quot;;[.B149];&quot;`);&quot;)" office:value-type="string" office:string-value="INSERT INTO country VALUES ('MO',`Macau`);" calcext:value-type="string">
            <text:p>INSERT INTO country VALUES ('MO',`Maca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ariannes du Nord</text:p>
          </table:table-cell>
          <table:table-cell table:formula="of:=CONCATENATE(&quot;INSERT INTO country VALUES ('&quot;;[.A150];&quot;',`&quot;;[.B150];&quot;`);&quot;)" office:value-type="string" office:string-value="INSERT INTO country VALUES ('MP',`Northern Mariana Islands`);" calcext:value-type="string">
            <text:p>INSERT INTO country VALUES ('MP',`Northern Mariana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Q</text:p>
          </table:table-cell>
          <table:table-cell table:number-columns-repeated="2" office:value-type="string" calcext:value-type="string">
            <text:p>Martinique</text:p>
          </table:table-cell>
          <table:table-cell table:formula="of:=CONCATENATE(&quot;INSERT INTO country VALUES ('&quot;;[.A151];&quot;',`&quot;;[.B151];&quot;`);&quot;)" office:value-type="string" office:string-value="INSERT INTO country VALUES ('MQ',`Martinique`);" calcext:value-type="string">
            <text:p>INSERT INTO country VALUES ('MQ',`Martiniqu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formula="of:=CONCATENATE(&quot;INSERT INTO country VALUES ('&quot;;[.A152];&quot;',`&quot;;[.B152];&quot;`);&quot;)" office:value-type="string" office:string-value="INSERT INTO country VALUES ('MR',`Mauritania`);" calcext:value-type="string">
            <text:p>INSERT INTO country VALUES ('MR',`Maurita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Montserrat</text:p>
          </table:table-cell>
          <table:table-cell table:formula="of:=CONCATENATE(&quot;INSERT INTO country VALUES ('&quot;;[.A153];&quot;',`&quot;;[.B153];&quot;`);&quot;)" office:value-type="string" office:string-value="INSERT INTO country VALUES ('MS',`Montserrat`);" calcext:value-type="string">
            <text:p>INSERT INTO country VALUES ('MS',`Montserrat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formula="of:=CONCATENATE(&quot;INSERT INTO country VALUES ('&quot;;[.A154];&quot;',`&quot;;[.B154];&quot;`);&quot;)" office:value-type="string" office:string-value="INSERT INTO country VALUES ('MT',`Malta`);" calcext:value-type="string">
            <text:p>INSERT INTO country VALUES ('MT',`Malt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formula="of:=CONCATENATE(&quot;INSERT INTO country VALUES ('&quot;;[.A155];&quot;',`&quot;;[.B155];&quot;`);&quot;)" office:value-type="string" office:string-value="INSERT INTO country VALUES ('MU',`Mauritius`);" calcext:value-type="string">
            <text:p>INSERT INTO country VALUES ('MU',`Mauritiu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V</text:p>
          </table:table-cell>
          <table:table-cell table:number-columns-repeated="2" office:value-type="string" calcext:value-type="string">
            <text:p>Maldives</text:p>
          </table:table-cell>
          <table:table-cell table:formula="of:=CONCATENATE(&quot;INSERT INTO country VALUES ('&quot;;[.A156];&quot;',`&quot;;[.B156];&quot;`);&quot;)" office:value-type="string" office:string-value="INSERT INTO country VALUES ('MV',`Maldives`);" calcext:value-type="string">
            <text:p>INSERT INTO country VALUES ('MV',`Maldiv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W</text:p>
          </table:table-cell>
          <table:table-cell table:number-columns-repeated="2" office:value-type="string" calcext:value-type="string">
            <text:p>Malawi</text:p>
          </table:table-cell>
          <table:table-cell table:formula="of:=CONCATENATE(&quot;INSERT INTO country VALUES ('&quot;;[.A157];&quot;',`&quot;;[.B157];&quot;`);&quot;)" office:value-type="string" office:string-value="INSERT INTO country VALUES ('MW',`Malawi`);" calcext:value-type="string">
            <text:p>INSERT INTO country VALUES ('MW',`Malawi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formula="of:=CONCATENATE(&quot;INSERT INTO country VALUES ('&quot;;[.A158];&quot;',`&quot;;[.B158];&quot;`);&quot;)" office:value-type="string" office:string-value="INSERT INTO country VALUES ('MX',`Mexico`);" calcext:value-type="string">
            <text:p>INSERT INTO country VALUES ('MX',`Mexic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formula="of:=CONCATENATE(&quot;INSERT INTO country VALUES ('&quot;;[.A159];&quot;',`&quot;;[.B159];&quot;`);&quot;)" office:value-type="string" office:string-value="INSERT INTO country VALUES ('MY',`Malaysia`);" calcext:value-type="string">
            <text:p>INSERT INTO country VALUES ('MY',`Malays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Z</text:p>
          </table:table-cell>
          <table:table-cell table:number-columns-repeated="2" office:value-type="string" calcext:value-type="string">
            <text:p>Mozambique</text:p>
          </table:table-cell>
          <table:table-cell table:formula="of:=CONCATENATE(&quot;INSERT INTO country VALUES ('&quot;;[.A160];&quot;',`&quot;;[.B160];&quot;`);&quot;)" office:value-type="string" office:string-value="INSERT INTO country VALUES ('MZ',`Mozambique`);" calcext:value-type="string">
            <text:p>INSERT INTO country VALUES ('MZ',`Mozambiqu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formula="of:=CONCATENATE(&quot;INSERT INTO country VALUES ('&quot;;[.A161];&quot;',`&quot;;[.B161];&quot;`);&quot;)" office:value-type="string" office:string-value="INSERT INTO country VALUES ('NA',`Namibia`);" calcext:value-type="string">
            <text:p>INSERT INTO country VALUES ('NA',`Nami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</text:p>
          </table:table-cell>
          <table:table-cell table:formula="of:=CONCATENATE(&quot;INSERT INTO country VALUES ('&quot;;[.A162];&quot;',`&quot;;[.B162];&quot;`);&quot;)" office:value-type="string" office:string-value="INSERT INTO country VALUES ('NC',`New Caledonia`);" calcext:value-type="string">
            <text:p>INSERT INTO country VALUES ('NC',`New Caledo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iger</text:p>
          </table:table-cell>
          <table:table-cell table:formula="of:=CONCATENATE(&quot;INSERT INTO country VALUES ('&quot;;[.A163];&quot;',`&quot;;[.B163];&quot;`);&quot;)" office:value-type="string" office:string-value="INSERT INTO country VALUES ('NE',`Niger`);" calcext:value-type="string">
            <text:p>INSERT INTO country VALUES ('NE',`Nige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Île Norfolk</text:p>
          </table:table-cell>
          <table:table-cell table:formula="of:=CONCATENATE(&quot;INSERT INTO country VALUES ('&quot;;[.A164];&quot;',`&quot;;[.B164];&quot;`);&quot;)" office:value-type="string" office:string-value="INSERT INTO country VALUES ('NF',`Norfolk Island`);" calcext:value-type="string">
            <text:p>INSERT INTO country VALUES ('NF',`Norfolk Is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igeria</text:p>
          </table:table-cell>
          <table:table-cell table:formula="of:=CONCATENATE(&quot;INSERT INTO country VALUES ('&quot;;[.A165];&quot;',`&quot;;[.B165];&quot;`);&quot;)" office:value-type="string" office:string-value="INSERT INTO country VALUES ('NG',`Nigeria`);" calcext:value-type="string">
            <text:p>INSERT INTO country VALUES ('NG',`Nige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Nicaragua</text:p>
          </table:table-cell>
          <table:table-cell table:formula="of:=CONCATENATE(&quot;INSERT INTO country VALUES ('&quot;;[.A166];&quot;',`&quot;;[.B166];&quot;`);&quot;)" office:value-type="string" office:string-value="INSERT INTO country VALUES ('NI',`Nicaragua`);" calcext:value-type="string">
            <text:p>INSERT INTO country VALUES ('NI',`Nicaragu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The Netherlands</text:p>
          </table:table-cell>
          <table:table-cell office:value-type="string" calcext:value-type="string">
            <text:p>Pays-Bas</text:p>
          </table:table-cell>
          <table:table-cell table:formula="of:=CONCATENATE(&quot;INSERT INTO country VALUES ('&quot;;[.A167];&quot;',`&quot;;[.B167];&quot;`);&quot;)" office:value-type="string" office:string-value="INSERT INTO country VALUES ('NL',`The Netherlands`);" calcext:value-type="string">
            <text:p>INSERT INTO country VALUES ('NL',`The Nether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formula="of:=CONCATENATE(&quot;INSERT INTO country VALUES ('&quot;;[.A168];&quot;',`&quot;;[.B168];&quot;`);&quot;)" office:value-type="string" office:string-value="INSERT INTO country VALUES ('NO',`Norway`);" calcext:value-type="string">
            <text:p>INSERT INTO country VALUES ('NO',`Norwa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formula="of:=CONCATENATE(&quot;INSERT INTO country VALUES ('&quot;;[.A169];&quot;',`&quot;;[.B169];&quot;`);&quot;)" office:value-type="string" office:string-value="INSERT INTO country VALUES ('NP',`Nepal`);" calcext:value-type="string">
            <text:p>INSERT INTO country VALUES ('NP',`Nepal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auru</text:p>
          </table:table-cell>
          <table:table-cell table:formula="of:=CONCATENATE(&quot;INSERT INTO country VALUES ('&quot;;[.A170];&quot;',`&quot;;[.B170];&quot;`);&quot;)" office:value-type="string" office:string-value="INSERT INTO country VALUES ('NR',`Nauru`);" calcext:value-type="string">
            <text:p>INSERT INTO country VALUES ('NR',`Naur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Niue</text:p>
          </table:table-cell>
          <table:table-cell table:formula="of:=CONCATENATE(&quot;INSERT INTO country VALUES ('&quot;;[.A171];&quot;',`&quot;;[.B171];&quot;`);&quot;)" office:value-type="string" office:string-value="INSERT INTO country VALUES ('NU',`Niue`);" calcext:value-type="string">
            <text:p>INSERT INTO country VALUES ('NU',`Niu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formula="of:=CONCATENATE(&quot;INSERT INTO country VALUES ('&quot;;[.A172];&quot;',`&quot;;[.B172];&quot;`);&quot;)" office:value-type="string" office:string-value="INSERT INTO country VALUES ('NZ',`New Zealand`);" calcext:value-type="string">
            <text:p>INSERT INTO country VALUES ('NZ',`New Zea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Oman</text:p>
          </table:table-cell>
          <table:table-cell table:formula="of:=CONCATENATE(&quot;INSERT INTO country VALUES ('&quot;;[.A173];&quot;',`&quot;;[.B173];&quot;`);&quot;)" office:value-type="string" office:string-value="INSERT INTO country VALUES ('OM',`Oman`);" calcext:value-type="string">
            <text:p>INSERT INTO country VALUES ('OM',`Om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ama</text:p>
          </table:table-cell>
          <table:table-cell table:formula="of:=CONCATENATE(&quot;INSERT INTO country VALUES ('&quot;;[.A174];&quot;',`&quot;;[.B174];&quot;`);&quot;)" office:value-type="string" office:string-value="INSERT INTO country VALUES ('PA',`Panama`);" calcext:value-type="string">
            <text:p>INSERT INTO country VALUES ('PA',`Panam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formula="of:=CONCATENATE(&quot;INSERT INTO country VALUES ('&quot;;[.A175];&quot;',`&quot;;[.B175];&quot;`);&quot;)" office:value-type="string" office:string-value="INSERT INTO country VALUES ('PE',`Peru`);" calcext:value-type="string">
            <text:p>INSERT INTO country VALUES ('PE',`Per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</text:p>
          </table:table-cell>
          <table:table-cell table:formula="of:=CONCATENATE(&quot;INSERT INTO country VALUES ('&quot;;[.A176];&quot;',`&quot;;[.B176];&quot;`);&quot;)" office:value-type="string" office:string-value="INSERT INTO country VALUES ('PF',`French Polynesia`);" calcext:value-type="string">
            <text:p>INSERT INTO country VALUES ('PF',`French Polynes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</text:p>
          </table:table-cell>
          <table:table-cell table:formula="of:=CONCATENATE(&quot;INSERT INTO country VALUES ('&quot;;[.A177];&quot;',`&quot;;[.B177];&quot;`);&quot;)" office:value-type="string" office:string-value="INSERT INTO country VALUES ('PG',`Papua New Guinea`);" calcext:value-type="string">
            <text:p>INSERT INTO country VALUES ('PG',`Papua New Guine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</text:p>
          </table:table-cell>
          <table:table-cell table:number-columns-repeated="2" office:value-type="string" calcext:value-type="string">
            <text:p>Philippines</text:p>
          </table:table-cell>
          <table:table-cell table:formula="of:=CONCATENATE(&quot;INSERT INTO country VALUES ('&quot;;[.A178];&quot;',`&quot;;[.B178];&quot;`);&quot;)" office:value-type="string" office:string-value="INSERT INTO country VALUES ('PH',`Philippines`);" calcext:value-type="string">
            <text:p>INSERT INTO country VALUES ('PH',`Philippin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Pakistan</text:p>
          </table:table-cell>
          <table:table-cell table:formula="of:=CONCATENATE(&quot;INSERT INTO country VALUES ('&quot;;[.A179];&quot;',`&quot;;[.B179];&quot;`);&quot;)" office:value-type="string" office:string-value="INSERT INTO country VALUES ('PK',`Pakistan`);" calcext:value-type="string">
            <text:p>INSERT INTO country VALUES ('PK',`Paki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formula="of:=CONCATENATE(&quot;INSERT INTO country VALUES ('&quot;;[.A180];&quot;',`&quot;;[.B180];&quot;`);&quot;)" office:value-type="string" office:string-value="INSERT INTO country VALUES ('PL',`Poland`);" calcext:value-type="string">
            <text:p>INSERT INTO country VALUES ('PL',`Po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St. Pierre and Miquelon</text:p>
          </table:table-cell>
          <table:table-cell office:value-type="string" calcext:value-type="string">
            <text:p>Saint-Pierre-et-Miquelon</text:p>
          </table:table-cell>
          <table:table-cell table:formula="of:=CONCATENATE(&quot;INSERT INTO country VALUES ('&quot;;[.A181];&quot;',`&quot;;[.B181];&quot;`);&quot;)" office:value-type="string" office:string-value="INSERT INTO country VALUES ('PM',`St. Pierre and Miquelon`);" calcext:value-type="string">
            <text:p>INSERT INTO country VALUES ('PM',`St. Pierre and Miquel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Pitcairn</text:p>
          </table:table-cell>
          <table:table-cell table:formula="of:=CONCATENATE(&quot;INSERT INTO country VALUES ('&quot;;[.A182];&quot;',`&quot;;[.B182];&quot;`);&quot;)" office:value-type="string" office:string-value="INSERT INTO country VALUES ('PN',`Pitcairn`);" calcext:value-type="string">
            <text:p>INSERT INTO country VALUES ('PN',`Pitcair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Puerto Rico</text:p>
          </table:table-cell>
          <table:table-cell table:formula="of:=CONCATENATE(&quot;INSERT INTO country VALUES ('&quot;;[.A183];&quot;',`&quot;;[.B183];&quot;`);&quot;)" office:value-type="string" office:string-value="INSERT INTO country VALUES ('PR',`Puerto Rico`);" calcext:value-type="string">
            <text:p>INSERT INTO country VALUES ('PR',`Puerto Ric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Palestine, State of</text:p>
          </table:table-cell>
          <table:table-cell office:value-type="string" calcext:value-type="string">
            <text:p>Palestine</text:p>
          </table:table-cell>
          <table:table-cell table:formula="of:=CONCATENATE(&quot;INSERT INTO country VALUES ('&quot;;[.A184];&quot;',`&quot;;[.B184];&quot;`);&quot;)" office:value-type="string" office:string-value="INSERT INTO country VALUES ('PS',`Palestine, State of`);" calcext:value-type="string">
            <text:p>INSERT INTO country VALUES ('PS',`Palestine, State of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tugal</text:p>
          </table:table-cell>
          <table:table-cell table:formula="of:=CONCATENATE(&quot;INSERT INTO country VALUES ('&quot;;[.A185];&quot;',`&quot;;[.B185];&quot;`);&quot;)" office:value-type="string" office:string-value="INSERT INTO country VALUES ('PT',`Portugal`);" calcext:value-type="string">
            <text:p>INSERT INTO country VALUES ('PT',`Portugal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Palau</text:p>
          </table:table-cell>
          <table:table-cell table:formula="of:=CONCATENATE(&quot;INSERT INTO country VALUES ('&quot;;[.A186];&quot;',`&quot;;[.B186];&quot;`);&quot;)" office:value-type="string" office:string-value="INSERT INTO country VALUES ('PW',`Palau`);" calcext:value-type="string">
            <text:p>INSERT INTO country VALUES ('PW',`Pala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Y</text:p>
          </table:table-cell>
          <table:table-cell table:number-columns-repeated="2" office:value-type="string" calcext:value-type="string">
            <text:p>Paraguay</text:p>
          </table:table-cell>
          <table:table-cell table:formula="of:=CONCATENATE(&quot;INSERT INTO country VALUES ('&quot;;[.A187];&quot;',`&quot;;[.B187];&quot;`);&quot;)" office:value-type="string" office:string-value="INSERT INTO country VALUES ('PY',`Paraguay`);" calcext:value-type="string">
            <text:p>INSERT INTO country VALUES ('PY',`Paragua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A</text:p>
          </table:table-cell>
          <table:table-cell table:number-columns-repeated="2" office:value-type="string" calcext:value-type="string">
            <text:p>Qatar</text:p>
          </table:table-cell>
          <table:table-cell table:formula="of:=CONCATENATE(&quot;INSERT INTO country VALUES ('&quot;;[.A188];&quot;',`&quot;;[.B188];&quot;`);&quot;)" office:value-type="string" office:string-value="INSERT INTO country VALUES ('QA',`Qatar`);" calcext:value-type="string">
            <text:p>INSERT INTO country VALUES ('QA',`Qata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Réunion</text:p>
          </table:table-cell>
          <table:table-cell table:formula="of:=CONCATENATE(&quot;INSERT INTO country VALUES ('&quot;;[.A189];&quot;',`&quot;;[.B189];&quot;`);&quot;)" office:value-type="string" office:string-value="INSERT INTO country VALUES ('RE',`Réunion`);" calcext:value-type="string">
            <text:p>INSERT INTO country VALUES ('RE',`Réuni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formula="of:=CONCATENATE(&quot;INSERT INTO country VALUES ('&quot;;[.A190];&quot;',`&quot;;[.B190];&quot;`);&quot;)" office:value-type="string" office:string-value="INSERT INTO country VALUES ('RO',`Romania`);" calcext:value-type="string">
            <text:p>INSERT INTO country VALUES ('RO',`Roma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formula="of:=CONCATENATE(&quot;INSERT INTO country VALUES ('&quot;;[.A191];&quot;',`&quot;;[.B191];&quot;`);&quot;)" office:value-type="string" office:string-value="INSERT INTO country VALUES ('RS',`Serbia`);" calcext:value-type="string">
            <text:p>INSERT INTO country VALUES ('RS',`Ser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formula="of:=CONCATENATE(&quot;INSERT INTO country VALUES ('&quot;;[.A192];&quot;',`&quot;;[.B192];&quot;`);&quot;)" office:value-type="string" office:string-value="INSERT INTO country VALUES ('RU',`Russian Federation`);" calcext:value-type="string">
            <text:p>INSERT INTO country VALUES ('RU',`Russian Federatio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Rwanda</text:p>
          </table:table-cell>
          <table:table-cell table:formula="of:=CONCATENATE(&quot;INSERT INTO country VALUES ('&quot;;[.A193];&quot;',`&quot;;[.B193];&quot;`);&quot;)" office:value-type="string" office:string-value="INSERT INTO country VALUES ('RW',`Rwanda`);" calcext:value-type="string">
            <text:p>INSERT INTO country VALUES ('RW',`Rwan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formula="of:=CONCATENATE(&quot;INSERT INTO country VALUES ('&quot;;[.A194];&quot;',`&quot;;[.B194];&quot;`);&quot;)" office:value-type="string" office:string-value="INSERT INTO country VALUES ('SA',`Saudi Arabia`);" calcext:value-type="string">
            <text:p>INSERT INTO country VALUES ('SA',`Saudi Ara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Îles Salomon</text:p>
          </table:table-cell>
          <table:table-cell table:formula="of:=CONCATENATE(&quot;INSERT INTO country VALUES ('&quot;;[.A195];&quot;',`&quot;;[.B195];&quot;`);&quot;)" office:value-type="string" office:string-value="INSERT INTO country VALUES ('SB',`Solomon Islands`);" calcext:value-type="string">
            <text:p>INSERT INTO country VALUES ('SB',`Solomon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Seychelles</text:p>
          </table:table-cell>
          <table:table-cell table:formula="of:=CONCATENATE(&quot;INSERT INTO country VALUES ('&quot;;[.A196];&quot;',`&quot;;[.B196];&quot;`);&quot;)" office:value-type="string" office:string-value="INSERT INTO country VALUES ('SC',`Seychelles`);" calcext:value-type="string">
            <text:p>INSERT INTO country VALUES ('SC',`Seychell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formula="of:=CONCATENATE(&quot;INSERT INTO country VALUES ('&quot;;[.A197];&quot;',`&quot;;[.B197];&quot;`);&quot;)" office:value-type="string" office:string-value="INSERT INTO country VALUES ('SD',`Sudan`);" calcext:value-type="string">
            <text:p>INSERT INTO country VALUES ('SD',`Sud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formula="of:=CONCATENATE(&quot;INSERT INTO country VALUES ('&quot;;[.A198];&quot;',`&quot;;[.B198];&quot;`);&quot;)" office:value-type="string" office:string-value="INSERT INTO country VALUES ('SE',`Sweden`);" calcext:value-type="string">
            <text:p>INSERT INTO country VALUES ('SE',`Swede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formula="of:=CONCATENATE(&quot;INSERT INTO country VALUES ('&quot;;[.A199];&quot;',`&quot;;[.B199];&quot;`);&quot;)" office:value-type="string" office:string-value="INSERT INTO country VALUES ('SG',`Singapore`);" calcext:value-type="string">
            <text:p>INSERT INTO country VALUES ('SG',`Singapor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ainte-Hélène</text:p>
          </table:table-cell>
          <table:table-cell table:formula="of:=CONCATENATE(&quot;INSERT INTO country VALUES ('&quot;;[.A200];&quot;',`&quot;;[.B200];&quot;`);&quot;)" office:value-type="string" office:string-value="INSERT INTO country VALUES ('SH',`Saint Helena`);" calcext:value-type="string">
            <text:p>INSERT INTO country VALUES ('SH',`Saint Helen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formula="of:=CONCATENATE(&quot;INSERT INTO country VALUES ('&quot;;[.A201];&quot;',`&quot;;[.B201];&quot;`);&quot;)" office:value-type="string" office:string-value="INSERT INTO country VALUES ('SI',`Slovenia`);" calcext:value-type="string">
            <text:p>INSERT INTO country VALUES ('SI',`Slove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J</text:p>
          </table:table-cell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valbard et île de Jan Mayen</text:p>
          </table:table-cell>
          <table:table-cell table:formula="of:=CONCATENATE(&quot;INSERT INTO country VALUES ('&quot;;[.A202];&quot;',`&quot;;[.B202];&quot;`);&quot;)" office:value-type="string" office:string-value="INSERT INTO country VALUES ('SJ',`Svalbard and Jan Mayen Islands`);" calcext:value-type="string">
            <text:p>INSERT INTO country VALUES ('SJ',`Svalbard and Jan Mayen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formula="of:=CONCATENATE(&quot;INSERT INTO country VALUES ('&quot;;[.A203];&quot;',`&quot;;[.B203];&quot;`);&quot;)" office:value-type="string" office:string-value="INSERT INTO country VALUES ('SK',`Slovakia`);" calcext:value-type="string">
            <text:p>INSERT INTO country VALUES ('SK',`Slovak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ierra Leone</text:p>
          </table:table-cell>
          <table:table-cell table:formula="of:=CONCATENATE(&quot;INSERT INTO country VALUES ('&quot;;[.A204];&quot;',`&quot;;[.B204];&quot;`);&quot;)" office:value-type="string" office:string-value="INSERT INTO country VALUES ('SL',`Sierra Leone`);" calcext:value-type="string">
            <text:p>INSERT INTO country VALUES ('SL',`Sierra Leon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table:formula="of:=CONCATENATE(&quot;INSERT INTO country VALUES ('&quot;;[.A205];&quot;',`&quot;;[.B205];&quot;`);&quot;)" office:value-type="string" office:string-value="INSERT INTO country VALUES ('SM',`San Marino`);" calcext:value-type="string">
            <text:p>INSERT INTO country VALUES ('SM',`San Marin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formula="of:=CONCATENATE(&quot;INSERT INTO country VALUES ('&quot;;[.A206];&quot;',`&quot;;[.B206];&quot;`);&quot;)" office:value-type="string" office:string-value="INSERT INTO country VALUES ('SN',`Senegal`);" calcext:value-type="string">
            <text:p>INSERT INTO country VALUES ('SN',`Senegal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formula="of:=CONCATENATE(&quot;INSERT INTO country VALUES ('&quot;;[.A207];&quot;',`&quot;;[.B207];&quot;`);&quot;)" office:value-type="string" office:string-value="INSERT INTO country VALUES ('SO',`Somalia`);" calcext:value-type="string">
            <text:p>INSERT INTO country VALUES ('SO',`Somal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R</text:p>
          </table:table-cell>
          <table:table-cell table:number-columns-repeated="2" office:value-type="string" calcext:value-type="string">
            <text:p>Suriname</text:p>
          </table:table-cell>
          <table:table-cell table:formula="of:=CONCATENATE(&quot;INSERT INTO country VALUES ('&quot;;[.A208];&quot;',`&quot;;[.B208];&quot;`);&quot;)" office:value-type="string" office:string-value="INSERT INTO country VALUES ('SR',`Suriname`);" calcext:value-type="string">
            <text:p>INSERT INTO country VALUES ('SR',`Surinam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oudan du Sud</text:p>
          </table:table-cell>
          <table:table-cell table:formula="of:=CONCATENATE(&quot;INSERT INTO country VALUES ('&quot;;[.A209];&quot;',`&quot;;[.B209];&quot;`);&quot;)" office:value-type="string" office:string-value="INSERT INTO country VALUES ('SS',`South Sudan`);" calcext:value-type="string">
            <text:p>INSERT INTO country VALUES ('SS',`South Sud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formula="of:=CONCATENATE(&quot;INSERT INTO country VALUES ('&quot;;[.A210];&quot;',`&quot;;[.B210];&quot;`);&quot;)" office:value-type="string" office:string-value="INSERT INTO country VALUES ('ST',`Sao Tome and Principe`);" calcext:value-type="string">
            <text:p>INSERT INTO country VALUES ('ST',`Sao Tome and Princip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El Salvador</text:p>
          </table:table-cell>
          <table:table-cell table:formula="of:=CONCATENATE(&quot;INSERT INTO country VALUES ('&quot;;[.A211];&quot;',`&quot;;[.B211];&quot;`);&quot;)" office:value-type="string" office:string-value="INSERT INTO country VALUES ('SV',`El Salvador`);" calcext:value-type="string">
            <text:p>INSERT INTO country VALUES ('SV',`El Salvador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ys-Bas)</text:p>
          </table:table-cell>
          <table:table-cell table:formula="of:=CONCATENATE(&quot;INSERT INTO country VALUES ('&quot;;[.A212];&quot;',`&quot;;[.B212];&quot;`);&quot;)" office:value-type="string" office:string-value="INSERT INTO country VALUES ('SX',`Sint Maarten (Dutch part)`);" calcext:value-type="string">
            <text:p>INSERT INTO country VALUES ('SX',`Sint Maarten (Dutch part)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e</text:p>
          </table:table-cell>
          <table:table-cell table:formula="of:=CONCATENATE(&quot;INSERT INTO country VALUES ('&quot;;[.A213];&quot;',`&quot;;[.B213];&quot;`);&quot;)" office:value-type="string" office:string-value="INSERT INTO country VALUES ('SY',`Syria`);" calcext:value-type="string">
            <text:p>INSERT INTO country VALUES ('SY',`Syr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</text:p>
          </table:table-cell>
          <table:table-cell table:number-columns-repeated="2" office:value-type="string" calcext:value-type="string">
            <text:p>Swaziland</text:p>
          </table:table-cell>
          <table:table-cell table:formula="of:=CONCATENATE(&quot;INSERT INTO country VALUES ('&quot;;[.A214];&quot;',`&quot;;[.B214];&quot;`);&quot;)" office:value-type="string" office:string-value="INSERT INTO country VALUES ('SZ',`Swaziland`);" calcext:value-type="string">
            <text:p>INSERT INTO country VALUES ('SZ',`Swazi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Îles Turks et Caicos</text:p>
          </table:table-cell>
          <table:table-cell table:formula="of:=CONCATENATE(&quot;INSERT INTO country VALUES ('&quot;;[.A215];&quot;',`&quot;;[.B215];&quot;`);&quot;)" office:value-type="string" office:string-value="INSERT INTO country VALUES ('TC',`Turks and Caicos Islands`);" calcext:value-type="string">
            <text:p>INSERT INTO country VALUES ('TC',`Turks and Caicos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formula="of:=CONCATENATE(&quot;INSERT INTO country VALUES ('&quot;;[.A216];&quot;',`&quot;;[.B216];&quot;`);&quot;)" office:value-type="string" office:string-value="INSERT INTO country VALUES ('TD',`Chad`);" calcext:value-type="string">
            <text:p>INSERT INTO country VALUES ('TD',`Cha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Terres australes françaises</text:p>
          </table:table-cell>
          <table:table-cell table:formula="of:=CONCATENATE(&quot;INSERT INTO country VALUES ('&quot;;[.A217];&quot;',`&quot;;[.B217];&quot;`);&quot;)" office:value-type="string" office:string-value="INSERT INTO country VALUES ('TF',`French Southern Territories`);" calcext:value-type="string">
            <text:p>INSERT INTO country VALUES ('TF',`French Southern Territori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ogo</text:p>
          </table:table-cell>
          <table:table-cell table:formula="of:=CONCATENATE(&quot;INSERT INTO country VALUES ('&quot;;[.A218];&quot;',`&quot;;[.B218];&quot;`);&quot;)" office:value-type="string" office:string-value="INSERT INTO country VALUES ('TG',`Togo`);" calcext:value-type="string">
            <text:p>INSERT INTO country VALUES ('TG',`Tog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formula="of:=CONCATENATE(&quot;INSERT INTO country VALUES ('&quot;;[.A219];&quot;',`&quot;;[.B219];&quot;`);&quot;)" office:value-type="string" office:string-value="INSERT INTO country VALUES ('TH',`Thailand`);" calcext:value-type="string">
            <text:p>INSERT INTO country VALUES ('TH',`Thailand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adjikistan</text:p>
          </table:table-cell>
          <table:table-cell table:formula="of:=CONCATENATE(&quot;INSERT INTO country VALUES ('&quot;;[.A220];&quot;',`&quot;;[.B220];&quot;`);&quot;)" office:value-type="string" office:string-value="INSERT INTO country VALUES ('TJ',`Tajikistan`);" calcext:value-type="string">
            <text:p>INSERT INTO country VALUES ('TJ',`Tajiki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okelau</text:p>
          </table:table-cell>
          <table:table-cell table:formula="of:=CONCATENATE(&quot;INSERT INTO country VALUES ('&quot;;[.A221];&quot;',`&quot;;[.B221];&quot;`);&quot;)" office:value-type="string" office:string-value="INSERT INTO country VALUES ('TK',`Tokelau`);" calcext:value-type="string">
            <text:p>INSERT INTO country VALUES ('TK',`Tokela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imor-Leste</text:p>
          </table:table-cell>
          <table:table-cell table:formula="of:=CONCATENATE(&quot;INSERT INTO country VALUES ('&quot;;[.A222];&quot;',`&quot;;[.B222];&quot;`);&quot;)" office:value-type="string" office:string-value="INSERT INTO country VALUES ('TL',`Timor-Leste`);" calcext:value-type="string">
            <text:p>INSERT INTO country VALUES ('TL',`Timor-Lest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énistan</text:p>
          </table:table-cell>
          <table:table-cell table:formula="of:=CONCATENATE(&quot;INSERT INTO country VALUES ('&quot;;[.A223];&quot;',`&quot;;[.B223];&quot;`);&quot;)" office:value-type="string" office:string-value="INSERT INTO country VALUES ('TM',`Turkmenistan`);" calcext:value-type="string">
            <text:p>INSERT INTO country VALUES ('TM',`Turkmeni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formula="of:=CONCATENATE(&quot;INSERT INTO country VALUES ('&quot;;[.A224];&quot;',`&quot;;[.B224];&quot;`);&quot;)" office:value-type="string" office:string-value="INSERT INTO country VALUES ('TN',`Tunisia`);" calcext:value-type="string">
            <text:p>INSERT INTO country VALUES ('TN',`Tunis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ga</text:p>
          </table:table-cell>
          <table:table-cell table:formula="of:=CONCATENATE(&quot;INSERT INTO country VALUES ('&quot;;[.A225];&quot;',`&quot;;[.B225];&quot;`);&quot;)" office:value-type="string" office:string-value="INSERT INTO country VALUES ('TO',`Tonga`);" calcext:value-type="string">
            <text:p>INSERT INTO country VALUES ('TO',`Tong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formula="of:=CONCATENATE(&quot;INSERT INTO country VALUES ('&quot;;[.A226];&quot;',`&quot;;[.B226];&quot;`);&quot;)" office:value-type="string" office:string-value="INSERT INTO country VALUES ('TR',`Turkey`);" calcext:value-type="string">
            <text:p>INSERT INTO country VALUES ('TR',`Turke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</text:p>
          </table:table-cell>
          <table:table-cell table:formula="of:=CONCATENATE(&quot;INSERT INTO country VALUES ('&quot;;[.A227];&quot;',`&quot;;[.B227];&quot;`);&quot;)" office:value-type="string" office:string-value="INSERT INTO country VALUES ('TT',`Trinidad and Tobago`);" calcext:value-type="string">
            <text:p>INSERT INTO country VALUES ('TT',`Trinidad and Tobago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Tuvalu</text:p>
          </table:table-cell>
          <table:table-cell table:formula="of:=CONCATENATE(&quot;INSERT INTO country VALUES ('&quot;;[.A228];&quot;',`&quot;;[.B228];&quot;`);&quot;)" office:value-type="string" office:string-value="INSERT INTO country VALUES ('TV',`Tuvalu`);" calcext:value-type="string">
            <text:p>INSERT INTO country VALUES ('TV',`Tuval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ïwan</text:p>
          </table:table-cell>
          <table:table-cell table:formula="of:=CONCATENATE(&quot;INSERT INTO country VALUES ('&quot;;[.A229];&quot;',`&quot;;[.B229];&quot;`);&quot;)" office:value-type="string" office:string-value="INSERT INTO country VALUES ('TW',`Taiwan`);" calcext:value-type="string">
            <text:p>INSERT INTO country VALUES ('TW',`Taiw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formula="of:=CONCATENATE(&quot;INSERT INTO country VALUES ('&quot;;[.A230];&quot;',`&quot;;[.B230];&quot;`);&quot;)" office:value-type="string" office:string-value="INSERT INTO country VALUES ('TZ',`Tanzania`);" calcext:value-type="string">
            <text:p>INSERT INTO country VALUES ('TZ',`Tanzan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Ukraine</text:p>
          </table:table-cell>
          <table:table-cell table:formula="of:=CONCATENATE(&quot;INSERT INTO country VALUES ('&quot;;[.A231];&quot;',`&quot;;[.B231];&quot;`);&quot;)" office:value-type="string" office:string-value="INSERT INTO country VALUES ('UA',`Ukraine`);" calcext:value-type="string">
            <text:p>INSERT INTO country VALUES ('UA',`Ukrain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formula="of:=CONCATENATE(&quot;INSERT INTO country VALUES ('&quot;;[.A232];&quot;',`&quot;;[.B232];&quot;`);&quot;)" office:value-type="string" office:string-value="INSERT INTO country VALUES ('UG',`Uganda`);" calcext:value-type="string">
            <text:p>INSERT INTO country VALUES ('UG',`Ugand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Îles mineures éloignées des États-Unis</text:p>
          </table:table-cell>
          <table:table-cell table:formula="of:=CONCATENATE(&quot;INSERT INTO country VALUES ('&quot;;[.A233];&quot;',`&quot;;[.B233];&quot;`);&quot;)" office:value-type="string" office:string-value="INSERT INTO country VALUES ('UM',`United States Minor Outlying Islands`);" calcext:value-type="string">
            <text:p>INSERT INTO country VALUES ('UM',`United States Minor Outlying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États-Unis</text:p>
          </table:table-cell>
          <table:table-cell table:formula="of:=CONCATENATE(&quot;INSERT INTO country VALUES ('&quot;;[.A234];&quot;',`&quot;;[.B234];&quot;`);&quot;)" office:value-type="string" office:string-value="INSERT INTO country VALUES ('US',`United States`);" calcext:value-type="string">
            <text:p>INSERT INTO country VALUES ('US',`United Stat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Y</text:p>
          </table:table-cell>
          <table:table-cell table:number-columns-repeated="2" office:value-type="string" calcext:value-type="string">
            <text:p>Uruguay</text:p>
          </table:table-cell>
          <table:table-cell table:formula="of:=CONCATENATE(&quot;INSERT INTO country VALUES ('&quot;;[.A235];&quot;',`&quot;;[.B235];&quot;`);&quot;)" office:value-type="string" office:string-value="INSERT INTO country VALUES ('UY',`Uruguay`);" calcext:value-type="string">
            <text:p>INSERT INTO country VALUES ('UY',`Uruguay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formula="of:=CONCATENATE(&quot;INSERT INTO country VALUES ('&quot;;[.A236];&quot;',`&quot;;[.B236];&quot;`);&quot;)" office:value-type="string" office:string-value="INSERT INTO country VALUES ('UZ',`Uzbekistan`);" calcext:value-type="string">
            <text:p>INSERT INTO country VALUES ('UZ',`Uzbekist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tican</text:p>
          </table:table-cell>
          <table:table-cell table:formula="of:=CONCATENATE(&quot;INSERT INTO country VALUES ('&quot;;[.A237];&quot;',`&quot;;[.B237];&quot;`);&quot;)" office:value-type="string" office:string-value="INSERT INTO country VALUES ('VA',`Vatican`);" calcext:value-type="string">
            <text:p>INSERT INTO country VALUES ('VA',`Vatica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-Grenadines</text:p>
          </table:table-cell>
          <table:table-cell table:formula="of:=CONCATENATE(&quot;INSERT INTO country VALUES ('&quot;;[.A238];&quot;',`&quot;;[.B238];&quot;`);&quot;)" office:value-type="string" office:string-value="INSERT INTO country VALUES ('VC',`Saint Vincent and the Grenadines`);" calcext:value-type="string">
            <text:p>INSERT INTO country VALUES ('VC',`Saint Vincent and the Grenadine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ezuela</text:p>
          </table:table-cell>
          <table:table-cell table:formula="of:=CONCATENATE(&quot;INSERT INTO country VALUES ('&quot;;[.A239];&quot;',`&quot;;[.B239];&quot;`);&quot;)" office:value-type="string" office:string-value="INSERT INTO country VALUES ('VE',`Venezuela`);" calcext:value-type="string">
            <text:p>INSERT INTO country VALUES ('VE',`Venezuel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G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Îles Vierges britanniques</text:p>
          </table:table-cell>
          <table:table-cell table:formula="of:=CONCATENATE(&quot;INSERT INTO country VALUES ('&quot;;[.A240];&quot;',`&quot;;[.B240];&quot;`);&quot;)" office:value-type="string" office:string-value="INSERT INTO country VALUES ('VG',`Virgin Islands (British)`);" calcext:value-type="string">
            <text:p>INSERT INTO country VALUES ('VG',`Virgin Islands (British)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Îles Vierges américaines</text:p>
          </table:table-cell>
          <table:table-cell table:formula="of:=CONCATENATE(&quot;INSERT INTO country VALUES ('&quot;;[.A241];&quot;',`&quot;;[.B241];&quot;`);&quot;)" office:value-type="string" office:string-value="INSERT INTO country VALUES ('VI',`Virgin Islands (U.S.)`);" calcext:value-type="string">
            <text:p>INSERT INTO country VALUES ('VI',`Virgin Islands (U.S.)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N</text:p>
          </table:table-cell>
          <table:table-cell table:number-columns-repeated="2" office:value-type="string" calcext:value-type="string">
            <text:p>Vietnam</text:p>
          </table:table-cell>
          <table:table-cell table:formula="of:=CONCATENATE(&quot;INSERT INTO country VALUES ('&quot;;[.A242];&quot;',`&quot;;[.B242];&quot;`);&quot;)" office:value-type="string" office:string-value="INSERT INTO country VALUES ('VN',`Vietnam`);" calcext:value-type="string">
            <text:p>INSERT INTO country VALUES ('VN',`Vietnam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</text:p>
          </table:table-cell>
          <table:table-cell table:number-columns-repeated="2" office:value-type="string" calcext:value-type="string">
            <text:p>Vanuatu</text:p>
          </table:table-cell>
          <table:table-cell table:formula="of:=CONCATENATE(&quot;INSERT INTO country VALUES ('&quot;;[.A243];&quot;',`&quot;;[.B243];&quot;`);&quot;)" office:value-type="string" office:string-value="INSERT INTO country VALUES ('VU',`Vanuatu`);" calcext:value-type="string">
            <text:p>INSERT INTO country VALUES ('VU',`Vanuatu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F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Îles Wallis-et-Futuna</text:p>
          </table:table-cell>
          <table:table-cell table:formula="of:=CONCATENATE(&quot;INSERT INTO country VALUES ('&quot;;[.A244];&quot;',`&quot;;[.B244];&quot;`);&quot;)" office:value-type="string" office:string-value="INSERT INTO country VALUES ('WF',`Wallis and Futuna Islands`);" calcext:value-type="string">
            <text:p>INSERT INTO country VALUES ('WF',`Wallis and Futuna Islands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</text:p>
          </table:table-cell>
          <table:table-cell table:number-columns-repeated="2" office:value-type="string" calcext:value-type="string">
            <text:p>Samoa</text:p>
          </table:table-cell>
          <table:table-cell table:formula="of:=CONCATENATE(&quot;INSERT INTO country VALUES ('&quot;;[.A245];&quot;',`&quot;;[.B245];&quot;`);&quot;)" office:value-type="string" office:string-value="INSERT INTO country VALUES ('WS',`Samoa`);" calcext:value-type="string">
            <text:p>INSERT INTO country VALUES ('WS',`Samo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émen</text:p>
          </table:table-cell>
          <table:table-cell table:formula="of:=CONCATENATE(&quot;INSERT INTO country VALUES ('&quot;;[.A246];&quot;',`&quot;;[.B246];&quot;`);&quot;)" office:value-type="string" office:string-value="INSERT INTO country VALUES ('YE',`Yemen`);" calcext:value-type="string">
            <text:p>INSERT INTO country VALUES ('YE',`Yemen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T</text:p>
          </table:table-cell>
          <table:table-cell table:number-columns-repeated="2" office:value-type="string" calcext:value-type="string">
            <text:p>Mayotte</text:p>
          </table:table-cell>
          <table:table-cell table:formula="of:=CONCATENATE(&quot;INSERT INTO country VALUES ('&quot;;[.A247];&quot;',`&quot;;[.B247];&quot;`);&quot;)" office:value-type="string" office:string-value="INSERT INTO country VALUES ('YT',`Mayotte`);" calcext:value-type="string">
            <text:p>INSERT INTO country VALUES ('YT',`Mayotte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formula="of:=CONCATENATE(&quot;INSERT INTO country VALUES ('&quot;;[.A248];&quot;',`&quot;;[.B248];&quot;`);&quot;)" office:value-type="string" office:string-value="INSERT INTO country VALUES ('ZA',`South Africa`);" calcext:value-type="string">
            <text:p>INSERT INTO country VALUES ('ZA',`South Afric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formula="of:=CONCATENATE(&quot;INSERT INTO country VALUES ('&quot;;[.A249];&quot;',`&quot;;[.B249];&quot;`);&quot;)" office:value-type="string" office:string-value="INSERT INTO country VALUES ('ZM',`Zambia`);" calcext:value-type="string">
            <text:p>INSERT INTO country VALUES ('ZM',`Zambia`)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W</text:p>
          </table:table-cell>
          <table:table-cell table:number-columns-repeated="2" office:value-type="string" calcext:value-type="string">
            <text:p>Zimbabwe</text:p>
          </table:table-cell>
          <table:table-cell table:formula="of:=CONCATENATE(&quot;INSERT INTO country VALUES ('&quot;;[.A250];&quot;',`&quot;;[.B250];&quot;`);&quot;)" office:value-type="string" office:string-value="INSERT INTO country VALUES ('ZW',`Zimbabwe`);" calcext:value-type="string">
            <text:p>INSERT INTO country VALUES ('ZW',`Zimbabwe`);</text:p>
          </table:table-cell>
          <table:table-cell table:number-columns-repeated="1020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ries-20140629" style:display-name="PageStyle_countries-2014062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soucy</meta:initial-creator>
    <meta:creation-date>2014-06-30T02:14:27</meta:creation-date>
    <dc:date>2016-04-28T18:31:09.902091566</dc:date>
    <meta:generator>LibreOffice/4.3.7.2$Linux_X86_64 LibreOffice_project/430$Build-2</meta:generator>
    <meta:editing-duration>PT6M9S</meta:editing-duration>
    <meta:editing-cycles>1</meta:editing-cycles>
    <meta:document-statistic meta:table-count="1" meta:cell-count="9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